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22in"/>
    </style:style>
    <style:style style:name="co2" style:family="table-column">
      <style:table-column-properties fo:break-before="auto" style:column-width="0.889in"/>
    </style:style>
    <style:style style:name="co3" style:family="table-column">
      <style:table-column-properties fo:break-before="auto" style:column-width="0.6339in"/>
    </style:style>
    <style:style style:name="co4" style:family="table-column">
      <style:table-column-properties fo:break-before="auto" style:column-width="1.1528in"/>
    </style:style>
    <style:style style:name="co5" style:family="table-column">
      <style:table-column-properties fo:break-before="auto" style:column-width="1.0575in"/>
    </style:style>
    <style:style style:name="co6" style:family="table-column">
      <style:table-column-properties fo:break-before="auto" style:column-width="0.7772in"/>
    </style:style>
    <style:style style:name="co7" style:family="table-column">
      <style:table-column-properties fo:break-before="auto" style:column-width="0.830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data-style-name="N49"/>
    <style:style style:name="ce4" style:family="table-cell" style:parent-style-name="Default" style:data-style-name="N61"/>
    <style:style style:name="ce5" style:family="table-cell" style:parent-style-name="Default" style:data-style-name="N4"/>
    <style:style style:name="ce2" style:family="table-cell" style:parent-style-name="Default" style:data-style-name="N81"/>
    <style:style style:name="ce9" style:family="table-cell" style:parent-style-name="Default">
      <style:text-properties style:font-name="Liberation Serif" style:font-name-asian="DejaVu Sans" style:font-name-complex="Noto Sans Arabic"/>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shapes>
          <draw:frame draw:z-index="0" draw:style-name="gr1" draw:text-style-name="P1" svg:width="7.3413in" svg:height="4.7177in" svg:x="0.9201in" svg:y="5.0732in">
            <draw:object draw:notify-on-update-of-ranges="Sheet1.A3:Sheet1.A48 Sheet1.N3:Sheet1.N48 Sheet1.N2:Sheet1.N2 Sheet1.M3:Sheet1.M48" xlink:href="./Object 1" xlink:type="simple" xlink:show="embed" xlink:actuate="onLoad">
              <loext:p/>
            </draw:object>
            <draw:image xlink:href="./ObjectReplacements/Object 1" xlink:type="simple" xlink:show="embed" xlink:actuate="onLoad"/>
          </draw:frame>
          <draw:frame draw:z-index="1" draw:style-name="gr1" draw:text-style-name="P1" svg:width="6.2992in" svg:height="3.5421in" svg:x="0in" svg:y="9.3539in">
            <draw:object draw:notify-on-update-of-ranges="Sheet1.B3:Sheet1.B48 Sheet1.J2:Sheet1.J2 Sheet1.J3:Sheet1.J48" xlink:href="./Object 2" xlink:type="simple" xlink:show="embed" xlink:actuate="onLoad">
              <loext:p/>
            </draw:object>
            <draw:image xlink:href="./ObjectReplacements/Object 2" xlink:type="simple" xlink:show="embed" xlink:actuate="onLoad"/>
          </draw:frame>
          <draw:frame draw:z-index="2" draw:style-name="gr1" draw:text-style-name="P1" svg:width="6.2992in" svg:height="3.5417in" svg:x="8.9366in" svg:y="5.6205in">
            <draw:object draw:notify-on-update-of-ranges="Sheet1.N3:Sheet1.N48 Sheet1.J2:Sheet1.J2 Sheet1.J3:Sheet1.J48"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2" table:number-columns-repeated="2" table:default-cell-style-name="ce4"/>
        <table:table-column table:style-name="co2" table:default-cell-style-name="ce5"/>
        <table:table-column table:style-name="co4" table:default-cell-style-name="Default"/>
        <table:table-column table:style-name="co2" table:number-columns-repeated="2" table:default-cell-style-name="Default"/>
        <table:table-column table:style-name="co2" table:number-columns-repeated="2" table:default-cell-style-name="ce2"/>
        <table:table-column table:style-name="co5" table:default-cell-style-name="ce2"/>
        <table:table-column table:style-name="co6" table:default-cell-style-name="Default"/>
        <table:table-column table:style-name="co7" table:default-cell-style-name="Default"/>
        <table:table-column table:style-name="co2" table:number-columns-repeated="9" table:default-cell-style-name="Default"/>
        <table:table-row table:style-name="ro1">
          <table:table-cell office:value-type="string" calcext:value-type="string">
            <text:p>Impedance</text:p>
          </table:table-cell>
          <table:table-cell table:formula="of:=340*1.2" office:value-type="float" office:value="408" calcext:value-type="float">
            <text:p>408</text:p>
          </table:table-cell>
          <table:table-cell table:number-columns-repeated="8"/>
          <table:table-cell office:value-type="string" calcext:value-type="string">
            <text:p>quiet period, filtered &gt; 1 Hz</text:p>
          </table:table-cell>
          <table:table-cell table:number-columns-repeated="2"/>
          <table:table-cell table:style-name="ce2"/>
          <table:table-cell table:number-columns-repeated="10"/>
        </table:table-row>
        <table:table-row table:style-name="ro1">
          <table:table-cell office:value-type="string" calcext:value-type="string">
            <text:p>site</text:p>
          </table:table-cell>
          <table:table-cell office:value-type="string" calcext:value-type="string">
            <text:p>height_m</text:p>
          </table:table-cell>
          <table:table-cell office:value-type="string" calcext:value-type="string">
            <text:p>distance_m</text:p>
          </table:table-cell>
          <table:table-cell office:value-type="string" calcext:value-type="string">
            <text:p>date</text:p>
          </table:table-cell>
          <table:table-cell office:value-type="string" calcext:value-type="string">
            <text:p>t1</text:p>
          </table:table-cell>
          <table:table-cell office:value-type="string" calcext:value-type="string">
            <text:p>t2</text:p>
          </table:table-cell>
          <table:table-cell office:value-type="string" calcext:value-type="string">
            <text:p>discharge_m3s</text:p>
          </table:table-cell>
          <table:table-cell office:value-type="string" calcext:value-type="string">
            <text:p>filename</text:p>
          </table:table-cell>
          <table:table-cell office:value-type="string" calcext:value-type="string">
            <text:p>freq_low</text:p>
          </table:table-cell>
          <table:table-cell office:value-type="string" calcext:value-type="string">
            <text:p>freq_peak</text:p>
          </table:table-cell>
          <table:table-cell office:value-type="string" calcext:value-type="string">
            <text:p>rms_pql_counts</text:p>
          </table:table-cell>
          <table:table-cell office:value-type="string" calcext:value-type="string">
            <text:p>power_pql_Pa2</text:p>
          </table:table-cell>
          <table:table-cell office:value-type="string" calcext:value-type="string">
            <text:p>power_pql_W</text:p>
          </table:table-cell>
          <table:table-cell table:style-name="ce2" office:value-type="string" calcext:value-type="string">
            <text:p>power_hydraulic_W</text:p>
          </table:table-cell>
          <table:table-cell office:value-type="string" calcext:value-type="string">
            <text:p>ratio_acoustic_hydraulic</text:p>
          </table:table-cell>
          <table:table-cell office:value-type="string" calcext:value-type="string">
            <text:p>notes</text:p>
          </table:table-cell>
          <table:table-cell office:value-type="string" calcext:value-type="string">
            <text:p>lat</text:p>
          </table:table-cell>
          <table:table-cell office:value-type="string" calcext:value-type="string">
            <text:p>lon</text:p>
          </table:table-cell>
          <table:table-cell office:value-type="string" calcext:value-type="string">
            <text:p>plotcolor</text:p>
          </table:table-cell>
          <table:table-cell office:value-type="string" calcext:value-type="string">
            <text:p>linestyle</text:p>
          </table:table-cell>
          <table:table-cell office:value-type="string" calcext:value-type="string">
            <text:p>marker</text:p>
          </table:table-cell>
          <table:table-cell office:value-type="string" calcext:value-type="string">
            <text:p>cbcolor1</text:p>
          </table:table-cell>
          <table:table-cell office:value-type="string" calcext:value-type="string">
            <text:p>cbcolor</text:p>
          </table:table-cell>
          <table:table-cell/>
        </table:table-row>
        <table:table-row table:style-name="ro1">
          <table:table-cell office:value-type="string" calcext:value-type="string">
            <text:p>Snoqualmie</text:p>
          </table:table-cell>
          <table:table-cell table:formula="of:=268/3.28" office:value-type="float" office:value="81.7073170731707" calcext:value-type="float">
            <text:p>81.7073170731707</text:p>
          </table:table-cell>
          <table:table-cell table:formula="of:=SQRT(174^2+[.B3]^2)" office:value-type="float" office:value="192.229252881281" calcext:value-type="float">
            <text:p>192.229252881281</text:p>
          </table:table-cell>
          <table:table-cell table:style-name="ce1" office:value-type="date" office:date-value="2024-07-05" calcext:value-type="date">
            <text:p>2024-07-05</text:p>
          </table:table-cell>
          <table:table-cell office:value-type="time" office:time-value="PT17H32M38S" calcext:value-type="time">
            <text:p>17:32:38</text:p>
          </table:table-cell>
          <table:table-cell office:value-type="time" office:time-value="PT17H39M38S" calcext:value-type="time">
            <text:p>17:39:38</text:p>
          </table:table-cell>
          <table:table-cell table:formula="of:=1630/3.28^3" office:value-type="float" office:value="46.191926263403" calcext:value-type="float">
            <text:p>46.19</text:p>
          </table:table-cell>
          <table:table-cell table:style-name="ce4" office:value-type="string" calcext:value-type="string">
            <text:p>2024-07-05T17_32_15..122..HDF.mseed</text:p>
          </table:table-cell>
          <table:table-cell office:value-type="float" office:value="1" calcext:value-type="float">
            <text:p>1</text:p>
          </table:table-cell>
          <table:table-cell office:value-type="float" office:value="3.9" calcext:value-type="float">
            <text:p>3.9</text:p>
          </table:table-cell>
          <table:table-cell office:value-type="float" office:value="59.3" calcext:value-type="float">
            <text:p>5.93E+01</text:p>
          </table:table-cell>
          <table:table-cell table:formula="of:=[.K3]^2*0.0035012^2" office:value-type="float" office:value="0.0431065460797456" calcext:value-type="float">
            <text:p>4.31E-02</text:p>
          </table:table-cell>
          <table:table-cell table:formula="of:=[.L3]/[.$B$1]*6.28*[.C3]^2" office:value-type="float" office:value="24.5178093129262" calcext:value-type="float">
            <text:p>2.45E+01</text:p>
          </table:table-cell>
          <table:table-cell table:style-name="ce2" table:formula="of:=[.B3]*[.G3]*9.8*1000" office:value-type="float" office:value="36987339.9811591" calcext:value-type="float">
            <text:p>3.70E+07</text:p>
          </table:table-cell>
          <table:table-cell table:formula="of:=[.M3]/[.N3]" office:value-type="float" office:value="0.000000662870304418087" calcext:value-type="float">
            <text:p>6.62870304418087E-07</text:p>
          </table:table-cell>
          <table:table-cell office:value-type="string" calcext:value-type="string">
            <text:p>Used diagonal distance because vertical is significant. USGS gage 12144500</text:p>
          </table:table-cell>
          <table:table-cell office:value-type="float" office:value="47.54334" calcext:value-type="float">
            <text:p>47.54334</text:p>
          </table:table-cell>
          <table:table-cell office:value-type="float" office:value="-121.838175" calcext:value-type="float">
            <text:p>-121.838175</text:p>
          </table:table-cell>
          <table:table-cell office:value-type="string" calcext:value-type="string">
            <text:p>black</text:p>
          </table:table-cell>
          <table:table-cell office:value-type="string" calcext:value-type="string">
            <text:p>solid</text:p>
          </table:table-cell>
          <table:table-cell office:value-type="string" calcext:value-type="string">
            <text:p>o</text:p>
          </table:table-cell>
          <table:table-cell office:value-type="string" calcext:value-type="string">
            <text:p>firebrick</text:p>
          </table:table-cell>
          <table:table-cell office:value-type="string" calcext:value-type="string">
            <text:p>black</text:p>
          </table:table-cell>
          <table:table-cell/>
        </table:table-row>
        <table:table-row table:style-name="ro1">
          <table:table-cell office:value-type="string" calcext:value-type="string">
            <text:p>Shoshone</text:p>
          </table:table-cell>
          <table:table-cell office:value-type="float" office:value="65" calcext:value-type="float">
            <text:p>65</text:p>
          </table:table-cell>
          <table:table-cell office:value-type="float" office:value="340" calcext:value-type="float">
            <text:p>340</text:p>
          </table:table-cell>
          <table:table-cell table:style-name="ce1" office:value-type="date" office:date-value="2023-07-05" calcext:value-type="date">
            <text:p>2023-07-05</text:p>
          </table:table-cell>
          <table:table-cell office:value-type="time" office:time-value="PT08H00M00S" calcext:value-type="time">
            <text:p>08:00:00</text:p>
          </table:table-cell>
          <table:table-cell office:value-type="time" office:time-value="PT14H00M00S" calcext:value-type="time">
            <text:p>14:00:00</text:p>
          </table:table-cell>
          <table:table-cell office:value-type="float" office:value="92" calcext:value-type="float">
            <text:p>92.00</text:p>
          </table:table-cell>
          <table:table-cell office:value-type="string" calcext:value-type="string">
            <text:p>2023-07-05T00_00_00..149..HDF.mseed</text:p>
          </table:table-cell>
          <table:table-cell office:value-type="float" office:value="0.5" calcext:value-type="float">
            <text:p>0.5</text:p>
          </table:table-cell>
          <table:table-cell office:value-type="float" office:value="3.1" calcext:value-type="float">
            <text:p>3.1</text:p>
          </table:table-cell>
          <table:table-cell office:value-type="float" office:value="68" calcext:value-type="float">
            <text:p>6.80E+01</text:p>
          </table:table-cell>
          <table:table-cell table:formula="of:=[.K4]^2*0.0035012^2" office:value-type="float" office:value="0.05668284825856" calcext:value-type="float">
            <text:p>5.67E-02</text:p>
          </table:table-cell>
          <table:table-cell table:formula="of:=[.L4]/[.$B$1]*6.28*[.C4]^2" office:value-type="float" office:value="100.857681334731" calcext:value-type="float">
            <text:p>1.01E+02</text:p>
          </table:table-cell>
          <table:table-cell table:style-name="ce2" table:formula="of:=[.B4]*[.G4]*9.8*1000" office:value-type="float" office:value="58604000" calcext:value-type="float">
            <text:p>5.86E+07</text:p>
          </table:table-cell>
          <table:table-cell table:formula="of:=[.M4]/[.N4]" office:value-type="float" office:value="0.00000172100336725703" calcext:value-type="float">
            <text:p>1.72100336725703E-06</text:p>
          </table:table-cell>
          <table:table-cell table:style-name="ce9" office:value-type="string" calcext:value-type="string">
            <text:p>Gage USGS13090500 is nearby with only a couple small intervening tributary creeks</text:p>
          </table:table-cell>
          <table:table-cell table:style-name="ce10" office:value-type="float" office:value="42.59551" calcext:value-type="float">
            <text:p>42.59551</text:p>
          </table:table-cell>
          <table:table-cell table:style-name="ce10" office:value-type="float" office:value="-114.40107" calcext:value-type="float">
            <text:p>-114.40107</text:p>
          </table:table-cell>
          <table:table-cell office:value-type="string" calcext:value-type="string">
            <text:p>gray</text:p>
          </table:table-cell>
          <table:table-cell office:value-type="string" calcext:value-type="string">
            <text:p>solid</text:p>
          </table:table-cell>
          <table:table-cell office:value-type="string" calcext:value-type="string">
            <text:p>o</text:p>
          </table:table-cell>
          <table:table-cell office:value-type="string" calcext:value-type="string">
            <text:p>deeppink</text:p>
          </table:table-cell>
          <table:table-cell office:value-type="string" calcext:value-type="string">
            <text:p>dimgray</text:p>
          </table:table-cell>
          <table:table-cell/>
        </table:table-row>
        <table:table-row table:style-name="ro1">
          <table:table-cell office:value-type="string" calcext:value-type="string">
            <text:p>Shoshone</text:p>
          </table:table-cell>
          <table:table-cell office:value-type="float" office:value="65" calcext:value-type="float">
            <text:p>65</text:p>
          </table:table-cell>
          <table:table-cell office:value-type="float" office:value="340" calcext:value-type="float">
            <text:p>340</text:p>
          </table:table-cell>
          <table:table-cell table:style-name="ce1" office:value-type="date" office:date-value="2023-05-08" calcext:value-type="date">
            <text:p>2023-05-08</text:p>
          </table:table-cell>
          <table:table-cell office:value-type="time" office:time-value="PT00H00M00S" calcext:value-type="time">
            <text:p>00:00:00</text:p>
          </table:table-cell>
          <table:table-cell office:value-type="time" office:time-value="PT03H30M00S" calcext:value-type="time">
            <text:p>03:30:00</text:p>
          </table:table-cell>
          <table:table-cell office:value-type="float" office:value="10" calcext:value-type="float">
            <text:p>10.00</text:p>
          </table:table-cell>
          <table:table-cell office:value-type="string" calcext:value-type="string">
            <text:p>2023-05-08T00_00_00..149..HDF.mseed</text:p>
          </table:table-cell>
          <table:table-cell office:value-type="float" office:value="2" calcext:value-type="float">
            <text:p>2</text:p>
          </table:table-cell>
          <table:table-cell office:value-type="float" office:value="8" calcext:value-type="float">
            <text:p>8</text:p>
          </table:table-cell>
          <table:table-cell office:value-type="float" office:value="11.9" calcext:value-type="float">
            <text:p>1.19E+01</text:p>
          </table:table-cell>
          <table:table-cell table:formula="of:=[.K5]^2*0.0035012^2" office:value-type="float" office:value="0.0017359122279184" calcext:value-type="float">
            <text:p>1.74E-03</text:p>
          </table:table-cell>
          <table:table-cell table:formula="of:=[.L5]/[.$B$1]*6.28*[.C5]^2" office:value-type="float" office:value="3.08876649087614" calcext:value-type="float">
            <text:p>3.09E+00</text:p>
          </table:table-cell>
          <table:table-cell table:style-name="ce2" table:formula="of:=[.B5]*[.G5]*9.8*1000" office:value-type="float" office:value="6370000" calcext:value-type="float">
            <text:p>6.37E+06</text:p>
          </table:table-cell>
          <table:table-cell table:formula="of:=[.M5]/[.N5]" office:value-type="float" office:value="0.000000484892698724669" calcext:value-type="float">
            <text:p>4.84892698724669E-07</text:p>
          </table:table-cell>
          <table:table-cell table:style-name="ce9" office:value-type="string" calcext:value-type="string">
            <text:p>Gage USGS13090500 is nearby with only a couple small intervening tributary creeks</text:p>
          </table:table-cell>
          <table:table-cell table:style-name="ce10" office:value-type="float" office:value="42.59551" calcext:value-type="float">
            <text:p>42.59551</text:p>
          </table:table-cell>
          <table:table-cell table:style-name="ce10" office:value-type="float" office:value="-114.40107" calcext:value-type="float">
            <text:p>-114.40107</text:p>
          </table:table-cell>
          <table:table-cell office:value-type="string" calcext:value-type="string">
            <text:p>gray</text:p>
          </table:table-cell>
          <table:table-cell office:value-type="string" calcext:value-type="string">
            <text:p>dotted</text:p>
          </table:table-cell>
          <table:table-cell office:value-type="string" calcext:value-type="string">
            <text:p>o</text:p>
          </table:table-cell>
          <table:table-cell office:value-type="string" calcext:value-type="string">
            <text:p>deeppink</text:p>
          </table:table-cell>
          <table:table-cell office:value-type="string" calcext:value-type="string">
            <text:p>dimgray</text:p>
          </table:table-cell>
          <table:table-cell/>
        </table:table-row>
        <table:table-row table:style-name="ro1">
          <table:table-cell office:value-type="string" calcext:value-type="string">
            <text:p>Palouse</text:p>
          </table:table-cell>
          <table:table-cell table:formula="of:=198/3.28" office:value-type="float" office:value="60.3658536585366" calcext:value-type="float">
            <text:p>60.3658536585366</text:p>
          </table:table-cell>
          <table:table-cell table:formula="of:=SQRT(317^2+50^2)" office:value-type="float" office:value="320.918992893845" calcext:value-type="float">
            <text:p>320.918992893845</text:p>
          </table:table-cell>
          <table:table-cell table:style-name="ce1" office:value-type="date" office:date-value="2024-06-07" calcext:value-type="date">
            <text:p>2024-06-07</text:p>
          </table:table-cell>
          <table:table-cell office:value-type="time" office:time-value="PT10H00M00S" calcext:value-type="time">
            <text:p>10:00:00</text:p>
          </table:table-cell>
          <table:table-cell office:value-type="time" office:time-value="PT14H20M00S" calcext:value-type="time">
            <text:p>14:20:00</text:p>
          </table:table-cell>
          <table:table-cell table:formula="of:=300/3.28^3" office:value-type="float" office:value="8.50158152087172" calcext:value-type="float">
            <text:p>8.50</text:p>
          </table:table-cell>
          <table:table-cell table:style-name="ce4" office:value-type="string" calcext:value-type="string">
            <text:p>2024-06-07T00_00_00..122..HDF.mseed</text:p>
          </table:table-cell>
          <table:table-cell office:value-type="float" office:value="0.8" calcext:value-type="float">
            <text:p>0.8</text:p>
          </table:table-cell>
          <table:table-cell office:value-type="float" office:value="3.75" calcext:value-type="float">
            <text:p>3.75</text:p>
          </table:table-cell>
          <table:table-cell office:value-type="float" office:value="37.3" calcext:value-type="float">
            <text:p>3.73E+01</text:p>
          </table:table-cell>
          <table:table-cell table:formula="of:=[.K6]^2*0.0035012^2" office:value-type="float" office:value="0.0170549913394576" calcext:value-type="float">
            <text:p>1.71E-02</text:p>
          </table:table-cell>
          <table:table-cell table:formula="of:=[.L6]/[.$B$1]*6.28*[.C6]^2" office:value-type="float" office:value="27.0359618608162" calcext:value-type="float">
            <text:p>2.70E+01</text:p>
          </table:table-cell>
          <table:table-cell table:style-name="ce2" table:formula="of:=[.B6]*[.G6]*9.8*1000" office:value-type="float" office:value="5029411.2143596" calcext:value-type="float">
            <text:p>5.03E+06</text:p>
          </table:table-cell>
          <table:table-cell table:formula="of:=[.M6]/[.N6]" office:value-type="float" office:value="0.00000537557195236396" calcext:value-type="float">
            <text:p>5.37557195236396E-06</text:p>
          </table:table-cell>
          <table:table-cell office:value-type="string" calcext:value-type="string">
            <text:p>Hooper Gage</text:p>
          </table:table-cell>
          <table:table-cell office:value-type="float" office:value="46.66282" calcext:value-type="float">
            <text:p>46.66282</text:p>
          </table:table-cell>
          <table:table-cell office:value-type="float" office:value="-118.22785" calcext:value-type="float">
            <text:p>-118.22785</text:p>
          </table:table-cell>
          <table:table-cell office:value-type="string" calcext:value-type="string">
            <text:p>brown</text:p>
          </table:table-cell>
          <table:table-cell office:value-type="string" calcext:value-type="string">
            <text:p>solid</text:p>
          </table:table-cell>
          <table:table-cell office:value-type="string" calcext:value-type="string">
            <text:p>o</text:p>
          </table:table-cell>
          <table:table-cell office:value-type="string" calcext:value-type="string">
            <text:p>orangered</text:p>
          </table:table-cell>
          <table:table-cell office:value-type="string" calcext:value-type="string">
            <text:p>royalblue</text:p>
          </table:table-cell>
          <table:table-cell/>
        </table:table-row>
        <table:table-row table:style-name="ro1">
          <table:table-cell office:value-type="string" calcext:value-type="string">
            <text:p>Palouse</text:p>
          </table:table-cell>
          <table:table-cell table:formula="of:=198/3.28" office:value-type="float" office:value="60.3658536585366" calcext:value-type="float">
            <text:p>60.3658536585366</text:p>
          </table:table-cell>
          <table:table-cell table:formula="of:=SQRT(317^2+50^2)" office:value-type="float" office:value="320.918992893845" calcext:value-type="float">
            <text:p>320.918992893845</text:p>
          </table:table-cell>
          <table:table-cell table:style-name="ce1" office:value-type="date" office:date-value="2024-06-28" calcext:value-type="date">
            <text:p>2024-06-28</text:p>
          </table:table-cell>
          <table:table-cell office:value-type="time" office:time-value="PT10H48M00S" calcext:value-type="time">
            <text:p>10:48:00</text:p>
          </table:table-cell>
          <table:table-cell office:value-type="time" office:time-value="PT13H50M00S" calcext:value-type="time">
            <text:p>13:50:00</text:p>
          </table:table-cell>
          <table:table-cell table:formula="of:=76.5/3.28^3" office:value-type="float" office:value="2.16790328782229" calcext:value-type="float">
            <text:p>2.17</text:p>
          </table:table-cell>
          <table:table-cell table:style-name="ce4" office:value-type="string" calcext:value-type="string">
            <text:p>2024-06-28T00_00_00..122..HDF.mseed</text:p>
          </table:table-cell>
          <table:table-cell office:value-type="float" office:value="1.7" calcext:value-type="float">
            <text:p>1.7</text:p>
          </table:table-cell>
          <table:table-cell office:value-type="float" office:value="6.8" calcext:value-type="float">
            <text:p>6.8</text:p>
          </table:table-cell>
          <table:table-cell office:value-type="float" office:value="9.1" calcext:value-type="float">
            <text:p>9.10E+00</text:p>
          </table:table-cell>
          <table:table-cell table:formula="of:=[.K7]^2*0.0035012^2" office:value-type="float" office:value="0.0010151182232464" calcext:value-type="float">
            <text:p>1.02E-03</text:p>
          </table:table-cell>
          <table:table-cell table:formula="of:=[.L7]/[.$B$1]*6.28*[.C7]^2" office:value-type="float" office:value="1.6091885959751" calcext:value-type="float">
            <text:p>1.61E+00</text:p>
          </table:table-cell>
          <table:table-cell table:style-name="ce2" table:formula="of:=[.B7]*[.G7]*9.8*1000" office:value-type="float" office:value="1282499.8596617" calcext:value-type="float">
            <text:p>1.28E+06</text:p>
          </table:table-cell>
          <table:table-cell table:formula="of:=[.M7]/[.N7]" office:value-type="float" office:value="0.00000125472808737739" calcext:value-type="float">
            <text:p>1.25472808737739E-06</text:p>
          </table:table-cell>
          <table:table-cell/>
          <table:table-cell table:style-name="ce10" office:value-type="float" office:value="46.66282" calcext:value-type="float">
            <text:p>46.66282</text:p>
          </table:table-cell>
          <table:table-cell table:style-name="ce10" office:value-type="float" office:value="-118.22785" calcext:value-type="float">
            <text:p>-118.22785</text:p>
          </table:table-cell>
          <table:table-cell office:value-type="string" calcext:value-type="string">
            <text:p>brown</text:p>
          </table:table-cell>
          <table:table-cell office:value-type="string" calcext:value-type="string">
            <text:p>dotted</text:p>
          </table:table-cell>
          <table:table-cell office:value-type="string" calcext:value-type="string">
            <text:p>o</text:p>
          </table:table-cell>
          <table:table-cell office:value-type="string" calcext:value-type="string">
            <text:p>orangered</text:p>
          </table:table-cell>
          <table:table-cell office:value-type="string" calcext:value-type="string">
            <text:p>royalblue</text:p>
          </table:table-cell>
          <table:table-cell/>
        </table:table-row>
        <table:table-row table:style-name="ro1">
          <table:table-cell office:value-type="string" calcext:value-type="string">
            <text:p>Niagara</text:p>
          </table:table-cell>
          <table:table-cell table:formula="of:=187/3.28" office:value-type="float" office:value="57.0121951219512" calcext:value-type="float">
            <text:p>57.0121951219512</text:p>
          </table:table-cell>
          <table:table-cell office:value-type="float" office:value="730" calcext:value-type="float">
            <text:p>730</text:p>
          </table:table-cell>
          <table:table-cell table:style-name="ce1" office:value-type="date" office:date-value="2024-09-19" calcext:value-type="date">
            <text:p>2024-09-19</text:p>
          </table:table-cell>
          <table:table-cell office:value-type="time" office:time-value="PT12H15M00S" calcext:value-type="time">
            <text:p>12:15:00</text:p>
          </table:table-cell>
          <table:table-cell office:value-type="time" office:time-value="PT23H59M00S" calcext:value-type="time">
            <text:p>23:59:00</text:p>
          </table:table-cell>
          <table:table-cell office:value-type="float" office:value="2904" calcext:value-type="float">
            <text:p>2,904.00</text:p>
          </table:table-cell>
          <table:table-cell table:style-name="ce4" office:value-type="string" calcext:value-type="string">
            <text:p>2024-09-19T00_00_00..247..HDF.mseed</text:p>
          </table:table-cell>
          <table:table-cell office:value-type="float" office:value="0.3" calcext:value-type="float">
            <text:p>0.3</text:p>
          </table:table-cell>
          <table:table-cell office:value-type="float" office:value="1" calcext:value-type="float">
            <text:p>1</text:p>
          </table:table-cell>
          <table:table-cell office:value-type="float" office:value="130.8" calcext:value-type="float">
            <text:p>1.31E+02</text:p>
          </table:table-cell>
          <table:table-cell table:formula="of:=[.K8]^2*0.0035012^2" office:value-type="float" office:value="0.209724577212442" calcext:value-type="float">
            <text:p>2.10E-01</text:p>
          </table:table-cell>
          <table:table-cell table:formula="of:=[.L8]/[.$B$1]*6.28*[.C8]^2" office:value-type="float" office:value="1720.26173233844" calcext:value-type="float">
            <text:p>1.72E+03</text:p>
          </table:table-cell>
          <table:table-cell table:style-name="ce2" table:formula="of:=[.B8]*[.G8]*9.8*1000" office:value-type="float" office:value="1622521463.41463" calcext:value-type="float">
            <text:p>1.62E+09</text:p>
          </table:table-cell>
          <table:table-cell table:formula="of:=[.M8]/[.N8]" office:value-type="float" office:value="0.00000106023973865844" calcext:value-type="float">
            <text:p>1.06023973865844E-06</text:p>
          </table:table-cell>
          <table:table-cell office:value-type="string" calcext:value-type="string">
            <text:p>Height and distance are for Horseshoe (much larger discharge). 247 is the farthest away on Goat Island and about equidistant from Horseshoe and American. Discharge data from Ashland Ave gauge provided by Niagara Board of Control. Ashland Ave gauge (stage only): https://tidesandcurrents.noaa.gov/stationhome.html?id=9063007</text:p>
          </table:table-cell>
          <table:table-cell table:style-name="ce10" office:value-type="float" office:value="43.07797" calcext:value-type="float">
            <text:p>43.07797</text:p>
          </table:table-cell>
          <table:table-cell table:style-name="ce10" office:value-type="float" office:value="-79.07589" calcext:value-type="float">
            <text:p>-79.07589</text:p>
          </table:table-cell>
          <table:table-cell office:value-type="string" calcext:value-type="string">
            <text:p>orange</text:p>
          </table:table-cell>
          <table:table-cell office:value-type="string" calcext:value-type="string">
            <text:p>solid</text:p>
          </table:table-cell>
          <table:table-cell office:value-type="string" calcext:value-type="string">
            <text:p>o</text:p>
          </table:table-cell>
          <table:table-cell office:value-type="string" calcext:value-type="string">
            <text:p>orange</text:p>
          </table:table-cell>
          <table:table-cell office:value-type="string" calcext:value-type="string">
            <text:p>deepskyblue</text:p>
          </table:table-cell>
          <table:table-cell/>
        </table:table-row>
        <table:table-row table:style-name="ro1">
          <table:table-cell office:value-type="string" calcext:value-type="string">
            <text:p>Niagara</text:p>
          </table:table-cell>
          <table:table-cell table:formula="of:=187/3.28" office:value-type="float" office:value="57.0121951219512" calcext:value-type="float">
            <text:p>57.0121951219512</text:p>
          </table:table-cell>
          <table:table-cell office:value-type="float" office:value="730" calcext:value-type="float">
            <text:p>730</text:p>
          </table:table-cell>
          <table:table-cell table:style-name="ce1" office:value-type="date" office:date-value="2024-09-19" calcext:value-type="date">
            <text:p>2024-09-19</text:p>
          </table:table-cell>
          <table:table-cell office:value-type="time" office:time-value="PT00H00M00S" calcext:value-type="time">
            <text:p>00:00:00</text:p>
          </table:table-cell>
          <table:table-cell office:value-type="time" office:time-value="PT11H45M00S" calcext:value-type="time">
            <text:p>11:45:00</text:p>
          </table:table-cell>
          <table:table-cell office:value-type="float" office:value="1696" calcext:value-type="float">
            <text:p>1,696.00</text:p>
          </table:table-cell>
          <table:table-cell table:style-name="ce4" office:value-type="string" calcext:value-type="string">
            <text:p>2024-09-19T00_00_00..247..HDF.mseed</text:p>
          </table:table-cell>
          <table:table-cell office:value-type="float" office:value="0.3" calcext:value-type="float">
            <text:p>0.3</text:p>
          </table:table-cell>
          <table:table-cell office:value-type="float" office:value="1.6" calcext:value-type="float">
            <text:p>1.6</text:p>
          </table:table-cell>
          <table:table-cell office:value-type="float" office:value="88.3" calcext:value-type="float">
            <text:p>8.83E+01</text:p>
          </table:table-cell>
          <table:table-cell table:formula="of:=[.K9]^2*0.0035012^2" office:value-type="float" office:value="0.0955774076035216" calcext:value-type="float">
            <text:p>9.56E-02</text:p>
          </table:table-cell>
          <table:table-cell table:formula="of:=[.L9]/[.$B$1]*6.28*[.C9]^2" office:value-type="float" office:value="783.97181180107" calcext:value-type="float">
            <text:p>7.84E+02</text:p>
          </table:table-cell>
          <table:table-cell table:style-name="ce2" table:formula="of:=[.B9]*[.G9]*9.8*1000" office:value-type="float" office:value="947588292.682927" calcext:value-type="float">
            <text:p>9.48E+08</text:p>
          </table:table-cell>
          <table:table-cell table:formula="of:=[.M9]/[.N9]" office:value-type="float" office:value="0.000000827333788159617" calcext:value-type="float">
            <text:p>8.27333788159617E-07</text:p>
          </table:table-cell>
          <table:table-cell office:value-type="string" calcext:value-type="string">
            <text:p>Height and distance are for Horseshoe (much larger discharge). 247 is the farthest away on Goat Island and about equidistant from Horseshoe and American. Discharge data from Ashland Ave gauge provided by Niagara Board of Control. Ashland Ave gauge (stage only): https://tidesandcurrents.noaa.gov/stationhome.html?id=9063007</text:p>
          </table:table-cell>
          <table:table-cell table:style-name="ce10" office:value-type="float" office:value="43.07797" calcext:value-type="float">
            <text:p>43.07797</text:p>
          </table:table-cell>
          <table:table-cell table:style-name="ce10" office:value-type="float" office:value="-79.07589" calcext:value-type="float">
            <text:p>-79.07589</text:p>
          </table:table-cell>
          <table:table-cell office:value-type="string" calcext:value-type="string">
            <text:p>orange</text:p>
          </table:table-cell>
          <table:table-cell office:value-type="string" calcext:value-type="string">
            <text:p>dotted</text:p>
          </table:table-cell>
          <table:table-cell office:value-type="string" calcext:value-type="string">
            <text:p>o</text:p>
          </table:table-cell>
          <table:table-cell office:value-type="string" calcext:value-type="string">
            <text:p>orange</text:p>
          </table:table-cell>
          <table:table-cell office:value-type="string" calcext:value-type="string">
            <text:p>deepskyblue</text:p>
          </table:table-cell>
          <table:table-cell/>
        </table:table-row>
        <table:table-row table:style-name="ro1">
          <table:table-cell office:value-type="string" calcext:value-type="string">
            <text:p>Lucky Peak Dam</text:p>
          </table:table-cell>
          <table:table-cell table:formula="of:=(3055-2905)/3.28" office:value-type="float" office:value="45.7317073170732" calcext:value-type="float">
            <text:p>45.7317073170732</text:p>
          </table:table-cell>
          <table:table-cell office:value-type="float" office:value="145" calcext:value-type="float">
            <text:p>145</text:p>
          </table:table-cell>
          <table:table-cell table:style-name="ce1" office:value-type="date" office:date-value="2017-06-06" calcext:value-type="date">
            <text:p>2017-06-06</text:p>
          </table:table-cell>
          <table:table-cell office:value-type="time" office:time-value="PT00H00M00S" calcext:value-type="time">
            <text:p>00:00:00</text:p>
          </table:table-cell>
          <table:table-cell office:value-type="time" office:time-value="PT07H00M00S" calcext:value-type="time">
            <text:p>07:00:00</text:p>
          </table:table-cell>
          <table:table-cell table:formula="of:=5820/3.28^3" office:value-type="float" office:value="164.930681504911" calcext:value-type="float">
            <text:p>164.93</text:p>
          </table:table-cell>
          <table:table-cell office:value-type="string" calcext:value-type="string">
            <text:p>2017-06-06T00_00_00..013..HDF.mseed</text:p>
          </table:table-cell>
          <table:table-cell office:value-type="float" office:value="0.4" calcext:value-type="float">
            <text:p>0.4</text:p>
          </table:table-cell>
          <table:table-cell office:value-type="float" office:value="1.7" calcext:value-type="float">
            <text:p>1.7</text:p>
          </table:table-cell>
          <table:table-cell table:formula="of:=133 *3.1/3.35*(1+50/0.47)/(1+49.4*(1/2.2 + 1/1))" office:value-type="float" office:value="181.404193185901" calcext:value-type="float">
            <text:p>1.81E+02</text:p>
          </table:table-cell>
          <table:table-cell table:formula="of:=[.K10]^2*0.0035012^2" office:value-type="float" office:value="0.403393116221226" calcext:value-type="float">
            <text:p>4.03E-01</text:p>
          </table:table-cell>
          <table:table-cell table:formula="of:=[.L10]/[.$B$1]*6.28*[.C10]^2" office:value-type="float" office:value="130.546119819858" calcext:value-type="float">
            <text:p>1.31E+02</text:p>
          </table:table-cell>
          <table:table-cell table:style-name="ce2" table:formula="of:=[.B10]*[.G10]*9.8*1000" office:value-type="float" office:value="73917104.2110426" calcext:value-type="float">
            <text:p>7.39E+07</text:p>
          </table:table-cell>
          <table:table-cell table:formula="of:=[.M10]/[.N10]" office:value-type="float" office:value="0.00000176611518015008" calcext:value-type="float">
            <text:p>1.76611518015008E-06</text:p>
          </table:table-cell>
          <table:table-cell/>
          <table:table-cell table:style-name="ce10" office:value-type="float" office:value="43.52833" calcext:value-type="float">
            <text:p>43.52833</text:p>
          </table:table-cell>
          <table:table-cell table:style-name="ce10" office:value-type="float" office:value="-116.05914" calcext:value-type="float">
            <text:p>-116.05914</text:p>
          </table:table-cell>
          <table:table-cell office:value-type="string" calcext:value-type="string">
            <text:p>red</text:p>
          </table:table-cell>
          <table:table-cell office:value-type="string" calcext:value-type="string">
            <text:p>solid</text:p>
          </table:table-cell>
          <table:table-cell office:value-type="string" calcext:value-type="string">
            <text:p>^</text:p>
          </table:table-cell>
          <table:table-cell office:value-type="string" calcext:value-type="string">
            <text:p>gold</text:p>
          </table:table-cell>
          <table:table-cell office:value-type="string" calcext:value-type="string">
            <text:p>darkgreen</text:p>
          </table:table-cell>
          <table:table-cell/>
        </table:table-row>
        <table:table-row table:style-name="ro1">
          <table:table-cell office:value-type="string" calcext:value-type="string">
            <text:p>Lucky Peak Dam</text:p>
          </table:table-cell>
          <table:table-cell table:formula="of:=(3055-2905)/3.28" office:value-type="float" office:value="45.7317073170732" calcext:value-type="float">
            <text:p>45.7317073170732</text:p>
          </table:table-cell>
          <table:table-cell office:value-type="float" office:value="145" calcext:value-type="float">
            <text:p>145</text:p>
          </table:table-cell>
          <table:table-cell table:style-name="ce1" office:value-type="date" office:date-value="2017-06-21" calcext:value-type="date">
            <text:p>2017-06-21</text:p>
          </table:table-cell>
          <table:table-cell office:value-type="time" office:time-value="PT00H00M00S" calcext:value-type="time">
            <text:p>00:00:00</text:p>
          </table:table-cell>
          <table:table-cell office:value-type="time" office:time-value="PT04H45M00S" calcext:value-type="time">
            <text:p>04:45:00</text:p>
          </table:table-cell>
          <table:table-cell table:formula="of:=1020/3.28^3" office:value-type="float" office:value="28.9053771709639" calcext:value-type="float">
            <text:p>28.91</text:p>
          </table:table-cell>
          <table:table-cell office:value-type="string" calcext:value-type="string">
            <text:p>2017-06-21T00_00_00..013..HDF.mseed</text:p>
          </table:table-cell>
          <table:table-cell office:value-type="float" office:value="0.7" calcext:value-type="float">
            <text:p>0.7</text:p>
          </table:table-cell>
          <table:table-cell office:value-type="float" office:value="2.3" calcext:value-type="float">
            <text:p>2.3</text:p>
          </table:table-cell>
          <table:table-cell table:formula="of:=40.9 *3.1/3.35*(1+50/0.47)/(1+49.4*(1/2.2 + 1/1))" office:value-type="float" office:value="55.7851992579198" calcext:value-type="float">
            <text:p>5.58E+01</text:p>
          </table:table-cell>
          <table:table-cell table:formula="of:=[.K11]^2*0.0035012^2" office:value-type="float" office:value="0.0381480037733071" calcext:value-type="float">
            <text:p>3.81E-02</text:p>
          </table:table-cell>
          <table:table-cell table:formula="of:=[.L11]/[.$B$1]*6.28*[.C11]^2" office:value-type="float" office:value="12.345460721118" calcext:value-type="float">
            <text:p>1.23E+01</text:p>
          </table:table-cell>
          <table:table-cell table:style-name="ce2" table:formula="of:=[.B11]*[.G11]*9.8*1000" office:value-type="float" office:value="12954544.0369869" calcext:value-type="float">
            <text:p>1.30E+07</text:p>
          </table:table-cell>
          <table:table-cell table:formula="of:=[.M11]/[.N11]" office:value-type="float" office:value="0.00000095298303713895" calcext:value-type="float">
            <text:p>9.5298303713895E-07</text:p>
          </table:table-cell>
          <table:table-cell/>
          <table:table-cell table:style-name="ce10" office:value-type="float" office:value="43.52833" calcext:value-type="float">
            <text:p>43.52833</text:p>
          </table:table-cell>
          <table:table-cell table:style-name="ce10" office:value-type="float" office:value="-116.05914" calcext:value-type="float">
            <text:p>-116.05914</text:p>
          </table:table-cell>
          <table:table-cell office:value-type="string" calcext:value-type="string">
            <text:p>red</text:p>
          </table:table-cell>
          <table:table-cell office:value-type="string" calcext:value-type="string">
            <text:p>dotted</text:p>
          </table:table-cell>
          <table:table-cell office:value-type="string" calcext:value-type="string">
            <text:p>^</text:p>
          </table:table-cell>
          <table:table-cell office:value-type="string" calcext:value-type="string">
            <text:p>gold</text:p>
          </table:table-cell>
          <table:table-cell office:value-type="string" calcext:value-type="string">
            <text:p>darkgreen</text:p>
          </table:table-cell>
          <table:table-cell/>
        </table:table-row>
        <table:table-row table:style-name="ro1">
          <table:table-cell office:value-type="string" calcext:value-type="string">
            <text:p>Upper Mesa</text:p>
          </table:table-cell>
          <table:table-cell table:formula="of:=114/3.28" office:value-type="float" office:value="34.7560975609756" calcext:value-type="float">
            <text:p>34.7560975609756</text:p>
          </table:table-cell>
          <table:table-cell office:value-type="float" office:value="111" calcext:value-type="float">
            <text:p>111</text:p>
          </table:table-cell>
          <table:table-cell table:style-name="ce1" office:value-type="date" office:date-value="2017-09-22" calcext:value-type="date">
            <text:p>2017-09-22</text:p>
          </table:table-cell>
          <table:table-cell office:value-type="time" office:time-value="PT22H38M00S" calcext:value-type="time">
            <text:p>22:38:00</text:p>
          </table:table-cell>
          <table:table-cell office:value-type="time" office:time-value="PT22H47M10S" calcext:value-type="time">
            <text:p>22:47:10</text:p>
          </table:table-cell>
          <table:table-cell table:formula="of:=(705-220)/3.28^3" office:value-type="float" office:value="13.7442234587426" calcext:value-type="float">
            <text:p>13.74</text:p>
          </table:table-cell>
          <table:table-cell office:value-type="string" calcext:value-type="string">
            <text:p>2017-09-22T22_29_55..038..HDF.mseed</text:p>
          </table:table-cell>
          <table:table-cell office:value-type="float" office:value="1.1" calcext:value-type="float">
            <text:p>1.1</text:p>
          </table:table-cell>
          <table:table-cell office:value-type="float" office:value="4.7" calcext:value-type="float">
            <text:p>4.7</text:p>
          </table:table-cell>
          <table:table-cell table:formula="of:=16*(1+50/0.47)/(1+49.4*(1/2.2))" office:value-type="float" office:value="73.2535048655781" calcext:value-type="float">
            <text:p>7.33E+01</text:p>
          </table:table-cell>
          <table:table-cell table:formula="of:=[.K12]^2*0.0035012^2" office:value-type="float" office:value="0.0657795134602083" calcext:value-type="float">
            <text:p>6.58E-02</text:p>
          </table:table-cell>
          <table:table-cell table:formula="of:=[.L12]/[.$B$1]*6.28*[.C12]^2" office:value-type="float" office:value="12.4748719116555" calcext:value-type="float">
            <text:p>1.25E+01</text:p>
          </table:table-cell>
          <table:table-cell table:style-name="ce2" table:formula="of:=[.B12]*[.G12]*9.8*1000" office:value-type="float" office:value="4681416.6000327" calcext:value-type="float">
            <text:p>4.68E+06</text:p>
          </table:table-cell>
          <table:table-cell table:formula="of:=[.M12]/[.N12]" office:value-type="float" office:value="0.00000266476431761455" calcext:value-type="float">
            <text:p>2.66476431761455E-06</text:p>
          </table:table-cell>
          <table:table-cell office:value-type="string" calcext:value-type="string">
            <text:p>Island Park Gage looks most representative (13042500) though it’s upstream of some tributaries, particularly Buffalo River (not gauged continuously, but field measurements are typically 180-260 cfs outside of spring melt)</text:p>
          </table:table-cell>
          <table:table-cell office:value-type="float" office:value="44.18699" calcext:value-type="float">
            <text:p>44.18699</text:p>
          </table:table-cell>
          <table:table-cell office:value-type="float" office:value="-111.32903" calcext:value-type="float">
            <text:p>-111.32903</text:p>
          </table:table-cell>
          <table:table-cell office:value-type="string" calcext:value-type="string">
            <text:p>magenta</text:p>
          </table:table-cell>
          <table:table-cell office:value-type="string" calcext:value-type="string">
            <text:p>solid</text:p>
          </table:table-cell>
          <table:table-cell office:value-type="string" calcext:value-type="string">
            <text:p>o</text:p>
          </table:table-cell>
          <table:table-cell table:number-columns-repeated="2" office:value-type="string" calcext:value-type="string">
            <text:p>seagreen</text:p>
          </table:table-cell>
          <table:table-cell office:value-type="string" calcext:value-type="string">
            <text:p>Ashton USGS gauge is downstream of tributaries. St Anthony hydromet gauge (ANTI) is farther downstream. Gain is different; 038 used Rg=2.2k, Vin=3.35V, gain=1+49.4/Rg.</text:p>
          </table:table-cell>
        </table:table-row>
        <table:table-row table:style-name="ro1">
          <table:table-cell office:value-type="string" calcext:value-type="string">
            <text:p>Genesee Lower</text:p>
          </table:table-cell>
          <table:table-cell table:formula="of:=85/3.28" office:value-type="float" office:value="25.9146341463415" calcext:value-type="float">
            <text:p>25.9146341463415</text:p>
          </table:table-cell>
          <table:table-cell office:value-type="float" office:value="138" calcext:value-type="float">
            <text:p>138</text:p>
          </table:table-cell>
          <table:table-cell table:style-name="ce1" office:value-type="date" office:date-value="2024-09-21" calcext:value-type="date">
            <text:p>2024-09-21</text:p>
          </table:table-cell>
          <table:table-cell office:value-type="time" office:time-value="PT17H10M30S" calcext:value-type="time">
            <text:p>17:10:30</text:p>
          </table:table-cell>
          <table:table-cell office:value-type="time" office:time-value="PT17H17M30S" calcext:value-type="time">
            <text:p>17:17:30</text:p>
          </table:table-cell>
          <table:table-cell table:formula="of:=250/(3.28^3)" office:value-type="float" office:value="7.0846512673931" calcext:value-type="float">
            <text:p>7.08</text:p>
          </table:table-cell>
          <table:table-cell office:value-type="string" calcext:value-type="string">
            <text:p>2024-09-21T17_06_00..230..HDF.mseed</text:p>
          </table:table-cell>
          <table:table-cell office:value-type="float" office:value="1.5" calcext:value-type="float">
            <text:p>1.5</text:p>
          </table:table-cell>
          <table:table-cell office:value-type="float" office:value="14" calcext:value-type="float">
            <text:p>14</text:p>
          </table:table-cell>
          <table:table-cell office:value-type="float" office:value="15.3" calcext:value-type="float">
            <text:p>1.53E+01</text:p>
          </table:table-cell>
          <table:table-cell table:formula="of:=[.K13]^2*0.0035012^2" office:value-type="float" office:value="0.0028695691930896" calcext:value-type="float">
            <text:p>2.87E-03</text:p>
          </table:table-cell>
          <table:table-cell table:formula="of:=[.L13]/[.$B$1]*6.28*[.C13]^2" office:value-type="float" office:value="0.84115175362472" calcext:value-type="float">
            <text:p>8.41E-01</text:p>
          </table:table-cell>
          <table:table-cell table:style-name="ce2" table:formula="of:=[.B13]*[.G13]*9.8*1000" office:value-type="float" office:value="1799242.22735929" calcext:value-type="float">
            <text:p>1.80E+06</text:p>
          </table:table-cell>
          <table:table-cell table:formula="of:=[.M13]/[.N13]" office:value-type="float" office:value="0.000000467503341592456" calcext:value-type="float">
            <text:p>4.67503341592456E-07</text:p>
          </table:table-cell>
          <table:table-cell office:value-type="string" calcext:value-type="string">
            <text:p>Ford St Gage (USGS 04231600) varies by a factor of 2 in &lt;1 hr!</text:p>
          </table:table-cell>
          <table:table-cell office:value-type="float" office:value="43.18021" calcext:value-type="float">
            <text:p>43.18021</text:p>
          </table:table-cell>
          <table:table-cell office:value-type="float" office:value="-77.6291" calcext:value-type="float">
            <text:p>-77.6291</text:p>
          </table:table-cell>
          <table:table-cell office:value-type="string" calcext:value-type="string">
            <text:p>purple</text:p>
          </table:table-cell>
          <table:table-cell office:value-type="string" calcext:value-type="string">
            <text:p>solid</text:p>
          </table:table-cell>
          <table:table-cell office:value-type="string" calcext:value-type="string">
            <text:p>o</text:p>
          </table:table-cell>
          <table:table-cell office:value-type="string" calcext:value-type="string">
            <text:p>darkgreen</text:p>
          </table:table-cell>
          <table:table-cell office:value-type="string" calcext:value-type="string">
            <text:p>gold</text:p>
          </table:table-cell>
          <table:table-cell/>
        </table:table-row>
        <table:table-row table:style-name="ro1">
          <table:table-cell office:value-type="string" calcext:value-type="string">
            <text:p>Genesee High</text:p>
          </table:table-cell>
          <table:table-cell table:formula="of:=80/3.28" office:value-type="float" office:value="24.390243902439" calcext:value-type="float">
            <text:p>24.390243902439</text:p>
          </table:table-cell>
          <table:table-cell office:value-type="float" office:value="130" calcext:value-type="float">
            <text:p>130</text:p>
          </table:table-cell>
          <table:table-cell table:style-name="ce1" office:value-type="date" office:date-value="2024-09-21" calcext:value-type="date">
            <text:p>2024-09-21</text:p>
          </table:table-cell>
          <table:table-cell office:value-type="time" office:time-value="PT18H00M46S" calcext:value-type="time">
            <text:p>18:00:46</text:p>
          </table:table-cell>
          <table:table-cell office:value-type="time" office:time-value="PT18H11M00S" calcext:value-type="time">
            <text:p>18:11:00</text:p>
          </table:table-cell>
          <table:table-cell table:formula="of:=250/(3.28^3)" office:value-type="float" office:value="7.0846512673931" calcext:value-type="float">
            <text:p>7.08</text:p>
          </table:table-cell>
          <table:table-cell office:value-type="string" calcext:value-type="string">
            <text:p>2024-09-21T17_49_00..242..HDF.mseed</text:p>
          </table:table-cell>
          <table:table-cell office:value-type="float" office:value="3" calcext:value-type="float">
            <text:p>3</text:p>
          </table:table-cell>
          <table:table-cell office:value-type="float" office:value="7.4" calcext:value-type="float">
            <text:p>7.4</text:p>
          </table:table-cell>
          <table:table-cell office:value-type="float" office:value="19.1" calcext:value-type="float">
            <text:p>1.91E+01</text:p>
          </table:table-cell>
          <table:table-cell table:formula="of:=[.K14]^2*0.0035012^2" office:value-type="float" office:value="0.0044719874293264" calcext:value-type="float">
            <text:p>4.47E-03</text:p>
          </table:table-cell>
          <table:table-cell table:formula="of:=[.L14]/[.$B$1]*6.28*[.C14]^2" office:value-type="float" office:value="1.16328669080703" calcext:value-type="float">
            <text:p>1.16E+00</text:p>
          </table:table-cell>
          <table:table-cell table:style-name="ce2" table:formula="of:=[.B14]*[.G14]*9.8*1000" office:value-type="float" office:value="1693404.44927933" calcext:value-type="float">
            <text:p>1.69E+06</text:p>
          </table:table-cell>
          <table:table-cell table:formula="of:=[.M14]/[.N14]" office:value-type="float" office:value="0.000000686951478899267" calcext:value-type="float">
            <text:p>6.86951478899267E-07</text:p>
          </table:table-cell>
          <table:table-cell office:value-type="string" calcext:value-type="string">
            <text:p>Ford St Gage (USGS 04231600) varies by a factor of 2 in &lt;1 hr!</text:p>
          </table:table-cell>
          <table:table-cell office:value-type="float" office:value="43.162335" calcext:value-type="float">
            <text:p>43.162335</text:p>
          </table:table-cell>
          <table:table-cell office:value-type="float" office:value="-77.61254" calcext:value-type="float">
            <text:p>-77.61254</text:p>
          </table:table-cell>
          <table:table-cell office:value-type="string" calcext:value-type="string">
            <text:p>blue</text:p>
          </table:table-cell>
          <table:table-cell office:value-type="string" calcext:value-type="string">
            <text:p>solid</text:p>
          </table:table-cell>
          <table:table-cell office:value-type="string" calcext:value-type="string">
            <text:p>o</text:p>
          </table:table-cell>
          <table:table-cell office:value-type="string" calcext:value-type="string">
            <text:p>deepskyblue</text:p>
          </table:table-cell>
          <table:table-cell office:value-type="string" calcext:value-type="string">
            <text:p>orange</text:p>
          </table:table-cell>
          <table:table-cell/>
        </table:table-row>
        <table:table-row table:style-name="ro1">
          <table:table-cell office:value-type="string" calcext:value-type="string">
            <text:p>Tahquamenon</text:p>
          </table:table-cell>
          <table:table-cell table:formula="of:=48/3.28" office:value-type="float" office:value="14.6341463414634" calcext:value-type="float">
            <text:p>14.6341463414634</text:p>
          </table:table-cell>
          <table:table-cell office:value-type="float" office:value="109" calcext:value-type="float">
            <text:p>109</text:p>
          </table:table-cell>
          <table:table-cell table:style-name="ce1" office:value-type="date" office:date-value="2025-10-20" calcext:value-type="date">
            <text:p>2025-10-20</text:p>
          </table:table-cell>
          <table:table-cell office:value-type="time" office:time-value="PT15H36M15S" calcext:value-type="time">
            <text:p>15:36:15</text:p>
          </table:table-cell>
          <table:table-cell office:value-type="time" office:time-value="PT19H45M23S" calcext:value-type="time">
            <text:p>19:45:23</text:p>
          </table:table-cell>
          <table:table-cell table:formula="of:=579/(3.28^3)" office:value-type="float" office:value="16.4080523352824" calcext:value-type="float">
            <text:p>16.41</text:p>
          </table:table-cell>
          <table:table-cell office:value-type="string" calcext:value-type="string">
            <text:p>2025-10-20T15_34_58..129..HDF.mseed</text:p>
          </table:table-cell>
          <table:table-cell office:value-type="float" office:value="1.9" calcext:value-type="float">
            <text:p>1.9</text:p>
          </table:table-cell>
          <table:table-cell office:value-type="float" office:value="3.5" calcext:value-type="float">
            <text:p>3.5</text:p>
          </table:table-cell>
          <table:table-cell office:value-type="float" office:value="20" calcext:value-type="float">
            <text:p>2.00E+01</text:p>
          </table:table-cell>
          <table:table-cell table:formula="of:=[.K15]^2*0.0035012^2" office:value-type="float" office:value="0.004903360576" calcext:value-type="float">
            <text:p>4.90E-03</text:p>
          </table:table-cell>
          <table:table-cell table:formula="of:=[.L15]/[.$B$1]*6.28*[.C15]^2" office:value-type="float" office:value="0.896698219562999" calcext:value-type="float">
            <text:p>8.97E-01</text:p>
          </table:table-cell>
          <table:table-cell table:style-name="ce2" table:formula="of:=[.B15]*[.G15]*9.8*1000" office:value-type="float" office:value="2353154.82271855" calcext:value-type="float">
            <text:p>2.35E+06</text:p>
          </table:table-cell>
          <table:table-cell table:formula="of:=[.M15]/[.N15]" office:value-type="float" office:value="0.00000038106214300301" calcext:value-type="float">
            <text:p>3.8106214300301E-07</text:p>
          </table:table-cell>
          <table:table-cell office:value-type="string" calcext:value-type="string">
            <text:p>Tahquamenon River near Paradise Gage, USGS 04045500</text:p>
          </table:table-cell>
          <table:table-cell office:value-type="float" office:value="46.57545" calcext:value-type="float">
            <text:p>46.57545</text:p>
          </table:table-cell>
          <table:table-cell office:value-type="float" office:value="-85.255492" calcext:value-type="float">
            <text:p>-85.255492</text:p>
          </table:table-cell>
          <table:table-cell office:value-type="string" calcext:value-type="string">
            <text:p>cyan</text:p>
          </table:table-cell>
          <table:table-cell office:value-type="string" calcext:value-type="string">
            <text:p>solid</text:p>
          </table:table-cell>
          <table:table-cell office:value-type="string" calcext:value-type="string">
            <text:p>o</text:p>
          </table:table-cell>
          <table:table-cell office:value-type="string" calcext:value-type="string">
            <text:p>royalblue</text:p>
          </table:table-cell>
          <table:table-cell office:value-type="string" calcext:value-type="string">
            <text:p>orangered</text:p>
          </table:table-cell>
          <table:table-cell/>
        </table:table-row>
        <table:table-row table:style-name="ro1">
          <table:table-cell office:value-type="string" calcext:value-type="string">
            <text:p>Diversion Dam</text:p>
          </table:table-cell>
          <table:table-cell table:formula="of:=39/3.28" office:value-type="float" office:value="11.890243902439" calcext:value-type="float">
            <text:p>11.890243902439</text:p>
          </table:table-cell>
          <table:table-cell office:value-type="float" office:value="48" calcext:value-type="float">
            <text:p>48</text:p>
          </table:table-cell>
          <table:table-cell table:style-name="ce1" office:value-type="date" office:date-value="2017-06-15" calcext:value-type="date">
            <text:p>2017-06-15</text:p>
          </table:table-cell>
          <table:table-cell office:value-type="time" office:time-value="PT03H30M00S" calcext:value-type="time">
            <text:p>03:30:00</text:p>
          </table:table-cell>
          <table:table-cell office:value-type="time" office:time-value="PT04H30M00S" calcext:value-type="time">
            <text:p>04:30:00</text:p>
          </table:table-cell>
          <table:table-cell table:formula="of:=6440/3.28^3" office:value-type="float" office:value="182.500616648046" calcext:value-type="float">
            <text:p>182.50</text:p>
          </table:table-cell>
          <table:table-cell office:value-type="string" calcext:value-type="string">
            <text:p>2017-06-15T03_30_39..012..HDF.mseed</text:p>
          </table:table-cell>
          <table:table-cell office:value-type="float" office:value="0.75" calcext:value-type="float">
            <text:p>0.75</text:p>
          </table:table-cell>
          <table:table-cell office:value-type="float" office:value="3.87" calcext:value-type="float">
            <text:p>3.87</text:p>
          </table:table-cell>
          <table:table-cell table:formula="of:=24.9 *3.1/3.35*(1+50/0.47)/(1+49.4*(1/2.2))" office:value-type="float" office:value="105.493247025634" calcext:value-type="float">
            <text:p>1.05E+02</text:p>
          </table:table-cell>
          <table:table-cell table:formula="of:=[.K16]^2*0.0035012^2" office:value-type="float" office:value="0.136421606465059" calcext:value-type="float">
            <text:p>1.36E-01</text:p>
          </table:table-cell>
          <table:table-cell table:formula="of:=[.L16]/[.$B$1]*6.28*[.C16]^2" office:value-type="float" office:value="4.83799165327382" calcext:value-type="float">
            <text:p>4.84E+00</text:p>
          </table:table-cell>
          <table:table-cell table:style-name="ce2" table:formula="of:=[.B16]*[.G16]*9.8*1000" office:value-type="float" office:value="21265773.0740498" calcext:value-type="float">
            <text:p>2.13E+07</text:p>
          </table:table-cell>
          <table:table-cell table:formula="of:=[.M16]/[.N16]" office:value-type="float" office:value="0.000000227501329786008" calcext:value-type="float">
            <text:p>2.27501329786008E-07</text:p>
          </table:table-cell>
          <table:table-cell office:value-type="string" calcext:value-type="string">
            <text:p>007 (different Rg) confirms this low amplitude</text:p>
          </table:table-cell>
          <table:table-cell table:style-name="ce10" office:value-type="float" office:value="43.53803" calcext:value-type="float">
            <text:p>43.53803</text:p>
          </table:table-cell>
          <table:table-cell table:style-name="ce10" office:value-type="float" office:value="-116.09344" calcext:value-type="float">
            <text:p>-116.09344</text:p>
          </table:table-cell>
          <table:table-cell office:value-type="string" calcext:value-type="string">
            <text:p>green</text:p>
          </table:table-cell>
          <table:table-cell office:value-type="string" calcext:value-type="string">
            <text:p>solid</text:p>
          </table:table-cell>
          <table:table-cell office:value-type="string" calcext:value-type="string">
            <text:p>^</text:p>
          </table:table-cell>
          <table:table-cell office:value-type="string" calcext:value-type="string">
            <text:p>dimgray</text:p>
          </table:table-cell>
          <table:table-cell office:value-type="string" calcext:value-type="string">
            <text:p>deeppink</text:p>
          </table:table-cell>
          <table:table-cell/>
        </table:table-row>
        <table:table-row table:style-name="ro1">
          <table:table-cell office:value-type="string" calcext:value-type="string">
            <text:p>Diversion Dam</text:p>
          </table:table-cell>
          <table:table-cell table:formula="of:=39/3.28" office:value-type="float" office:value="11.890243902439" calcext:value-type="float">
            <text:p>11.890243902439</text:p>
          </table:table-cell>
          <table:table-cell office:value-type="float" office:value="48" calcext:value-type="float">
            <text:p>48</text:p>
          </table:table-cell>
          <table:table-cell table:style-name="ce1" office:value-type="date" office:date-value="2017-06-21" calcext:value-type="date">
            <text:p>2017-06-21</text:p>
          </table:table-cell>
          <table:table-cell office:value-type="time" office:time-value="PT00H00M00S" calcext:value-type="time">
            <text:p>00:00:00</text:p>
          </table:table-cell>
          <table:table-cell office:value-type="time" office:time-value="PT23H59M00S" calcext:value-type="time">
            <text:p>23:59:00</text:p>
          </table:table-cell>
          <table:table-cell table:formula="of:=3900/3.28^3" office:value-type="float" office:value="110.520559771332" calcext:value-type="float">
            <text:p>110.52</text:p>
          </table:table-cell>
          <table:table-cell office:value-type="string" calcext:value-type="string">
            <text:p>2017-06-21T00_00_00..012..HDF.mseed</text:p>
          </table:table-cell>
          <table:table-cell office:value-type="float" office:value="1.5" calcext:value-type="float">
            <text:p>1.5</text:p>
          </table:table-cell>
          <table:table-cell office:value-type="float" office:value="3.77" calcext:value-type="float">
            <text:p>3.77</text:p>
          </table:table-cell>
          <table:table-cell table:formula="of:=21.2 *3.1/3.35*(1+50/0.47)/(1+49.4*(1/2.2))" office:value-type="float" office:value="89.8175436523469" calcext:value-type="float">
            <text:p>8.98E+01</text:p>
          </table:table-cell>
          <table:table-cell table:formula="of:=[.K17]^2*0.0035012^2" office:value-type="float" office:value="0.0988908675822264" calcext:value-type="float">
            <text:p>9.89E-02</text:p>
          </table:table-cell>
          <table:table-cell table:formula="of:=[.L17]/[.$B$1]*6.28*[.C17]^2" office:value-type="float" office:value="3.50701919105722" calcext:value-type="float">
            <text:p>3.51E+00</text:p>
          </table:table-cell>
          <table:table-cell table:style-name="ce2" table:formula="of:=[.B17]*[.G17]*9.8*1000" office:value-type="float" office:value="12878340.8367693" calcext:value-type="float">
            <text:p>1.29E+07</text:p>
          </table:table-cell>
          <table:table-cell table:formula="of:=[.M17]/[.N17]" office:value-type="float" office:value="0.000000272319178029846" calcext:value-type="float">
            <text:p>2.72319178029846E-07</text:p>
          </table:table-cell>
          <table:table-cell office:value-type="string" calcext:value-type="string">
            <text:p>Taken from AGU2019 figure (code is probably on kelvin, sonic2, etc)</text:p>
          </table:table-cell>
          <table:table-cell table:style-name="ce10" office:value-type="float" office:value="43.53803" calcext:value-type="float">
            <text:p>43.53803</text:p>
          </table:table-cell>
          <table:table-cell table:style-name="ce10" office:value-type="float" office:value="-116.09344" calcext:value-type="float">
            <text:p>-116.09344</text:p>
          </table:table-cell>
          <table:table-cell office:value-type="string" calcext:value-type="string">
            <text:p>green</text:p>
          </table:table-cell>
          <table:table-cell office:value-type="string" calcext:value-type="string">
            <text:p>dotted</text:p>
          </table:table-cell>
          <table:table-cell office:value-type="string" calcext:value-type="string">
            <text:p>^</text:p>
          </table:table-cell>
          <table:table-cell office:value-type="string" calcext:value-type="string">
            <text:p>dimgray</text:p>
          </table:table-cell>
          <table:table-cell office:value-type="string" calcext:value-type="string">
            <text:p>deeppink</text:p>
          </table:table-cell>
          <table:table-cell/>
        </table:table-row>
        <table:table-row table:style-name="ro1">
          <table:table-cell office:value-type="string" calcext:value-type="string">
            <text:p>Lady Face</text:p>
          </table:table-cell>
          <table:table-cell office:value-type="float" office:value="5" calcext:value-type="float">
            <text:p>5</text:p>
          </table:table-cell>
          <table:table-cell office:value-type="float" office:value="80" calcext:value-type="float">
            <text:p>80</text:p>
          </table:table-cell>
          <table:table-cell table:style-name="ce1" office:value-type="date" office:date-value="2023-06-02" calcext:value-type="date">
            <text:p>2023-06-02</text:p>
          </table:table-cell>
          <table:table-cell office:value-type="time" office:time-value="PT03H30M00S" calcext:value-type="time">
            <text:p>03:30:00</text:p>
          </table:table-cell>
          <table:table-cell office:value-type="time" office:time-value="PT08H30M00S" calcext:value-type="time">
            <text:p>08:30:00</text:p>
          </table:table-cell>
          <table:table-cell office:value-type="float" office:value="2" calcext:value-type="float">
            <text:p>2.00</text:p>
          </table:table-cell>
          <table:table-cell office:value-type="string" calcext:value-type="string">
            <text:p>2023-06-02T00_00_00..175..HDF.mseed</text:p>
          </table:table-cell>
          <table:table-cell office:value-type="float" office:value="1.3" calcext:value-type="float">
            <text:p>1.3</text:p>
          </table:table-cell>
          <table:table-cell office:value-type="float" office:value="3.9" calcext:value-type="float">
            <text:p>3.9</text:p>
          </table:table-cell>
          <table:table-cell office:value-type="float" office:value="25.2" calcext:value-type="float">
            <text:p>2.52E+01</text:p>
          </table:table-cell>
          <table:table-cell table:formula="of:=[.K18]^2*0.0035012^2" office:value-type="float" office:value="0.0077845752504576" calcext:value-type="float">
            <text:p>7.78E-03</text:p>
          </table:table-cell>
          <table:table-cell table:formula="of:=[.L18]/[.$B$1]*6.28*[.C18]^2" office:value-type="float" office:value="0.766856981535274" calcext:value-type="float">
            <text:p>7.67E-01</text:p>
          </table:table-cell>
          <table:table-cell table:style-name="ce2" table:formula="of:=[.B18]*[.G18]*9.8*1000" office:value-type="float" office:value="98000" calcext:value-type="float">
            <text:p>9.80E+04</text:p>
          </table:table-cell>
          <table:table-cell table:formula="of:=[.M18]/[.N18]" office:value-type="float" office:value="0.00000782507124015586" calcext:value-type="float">
            <text:p>7.82507124015586E-06</text:p>
          </table:table-cell>
          <table:table-cell/>
          <table:table-cell table:style-name="ce10" office:value-type="float" office:value="44.23118" calcext:value-type="float">
            <text:p>44.23118</text:p>
          </table:table-cell>
          <table:table-cell table:style-name="ce10" office:value-type="float" office:value="-115.09625" calcext:value-type="float">
            <text:p>-115.09625</text:p>
          </table:table-cell>
          <table:table-cell office:value-type="string" calcext:value-type="string">
            <text:p>olive</text:p>
          </table:table-cell>
          <table:table-cell office:value-type="string" calcext:value-type="string">
            <text:p>solid</text:p>
          </table:table-cell>
          <table:table-cell office:value-type="string" calcext:value-type="string">
            <text:p>o</text:p>
          </table:table-cell>
          <table:table-cell office:value-type="string" calcext:value-type="string">
            <text:p>black</text:p>
          </table:table-cell>
          <table:table-cell office:value-type="string" calcext:value-type="string">
            <text:p>firebrick</text:p>
          </table:table-cell>
          <table:table-cell/>
        </table:table-row>
        <table:table-row table:style-name="ro1">
          <table:table-cell office:value-type="string" calcext:value-type="string">
            <text:p>Lady Face</text:p>
          </table:table-cell>
          <table:table-cell office:value-type="float" office:value="5" calcext:value-type="float">
            <text:p>5</text:p>
          </table:table-cell>
          <table:table-cell office:value-type="float" office:value="80" calcext:value-type="float">
            <text:p>80</text:p>
          </table:table-cell>
          <table:table-cell table:style-name="ce1" office:value-type="date" office:date-value="2023-04-28" calcext:value-type="date">
            <text:p>2023-04-28</text:p>
          </table:table-cell>
          <table:table-cell office:value-type="time" office:time-value="PT05H00M00S" calcext:value-type="time">
            <text:p>05:00:00</text:p>
          </table:table-cell>
          <table:table-cell office:value-type="time" office:time-value="PT07H45M00S" calcext:value-type="time">
            <text:p>07:45:00</text:p>
          </table:table-cell>
          <table:table-cell office:value-type="float" office:value="0.2" calcext:value-type="float">
            <text:p>0.20</text:p>
          </table:table-cell>
          <table:table-cell office:value-type="string" calcext:value-type="string">
            <text:p>2023-04-28T00_00_00..175..HDF.mseed</text:p>
          </table:table-cell>
          <table:table-cell office:value-type="float" office:value="3.3" calcext:value-type="float">
            <text:p>3.3</text:p>
          </table:table-cell>
          <table:table-cell office:value-type="float" office:value="6.6" calcext:value-type="float">
            <text:p>6.6</text:p>
          </table:table-cell>
          <table:table-cell office:value-type="float" office:value="3.7" calcext:value-type="float">
            <text:p>3.70E+00</text:p>
          </table:table-cell>
          <table:table-cell table:formula="of:=[.K19]^2*0.0035012^2" office:value-type="float" office:value="0.0001678175157136" calcext:value-type="float">
            <text:p>1.68E-04</text:p>
          </table:table-cell>
          <table:table-cell table:formula="of:=[.L19]/[.$B$1]*6.28*[.C19]^2" office:value-type="float" office:value="0.0165316705675515" calcext:value-type="float">
            <text:p>1.65E-02</text:p>
          </table:table-cell>
          <table:table-cell table:style-name="ce2" table:formula="of:=[.B19]*[.G19]*9.8*1000" office:value-type="float" office:value="9800" calcext:value-type="float">
            <text:p>9.80E+03</text:p>
          </table:table-cell>
          <table:table-cell table:formula="of:=[.M19]/[.N19]" office:value-type="float" office:value="0.00000168690515995423" calcext:value-type="float">
            <text:p>1.68690515995423E-06</text:p>
          </table:table-cell>
          <table:table-cell/>
          <table:table-cell table:style-name="ce10" office:value-type="float" office:value="44.23118" calcext:value-type="float">
            <text:p>44.23118</text:p>
          </table:table-cell>
          <table:table-cell table:style-name="ce10" office:value-type="float" office:value="-115.09625" calcext:value-type="float">
            <text:p>-115.09625</text:p>
          </table:table-cell>
          <table:table-cell office:value-type="string" calcext:value-type="string">
            <text:p>olive</text:p>
          </table:table-cell>
          <table:table-cell office:value-type="string" calcext:value-type="string">
            <text:p>dotted</text:p>
          </table:table-cell>
          <table:table-cell office:value-type="string" calcext:value-type="string">
            <text:p>o</text:p>
          </table:table-cell>
          <table:table-cell office:value-type="string" calcext:value-type="string">
            <text:p>black</text:p>
          </table:table-cell>
          <table:table-cell office:value-type="string" calcext:value-type="string">
            <text:p>firebrick</text:p>
          </table:table-cell>
          <table:table-cell/>
        </table:table-row>
        <table:table-row table:style-name="ro1" table:number-rows-repeated="4">
          <table:table-cell table:number-columns-repeated="24"/>
        </table:table-row>
        <table:table-row table:style-name="ro1">
          <table:table-cell table:number-columns-repeated="4"/>
          <table:table-cell table:style-name="Default" table:number-columns-repeated="3"/>
          <table:table-cell table:number-columns-repeated="3"/>
          <table:table-cell table:style-name="Default" table:number-columns-repeated="3"/>
          <table:table-cell table:number-columns-repeated="11"/>
        </table:table-row>
        <table:table-row table:style-name="ro1" table:number-rows-repeated="34">
          <table:table-cell table:number-columns-repeated="24"/>
        </table:table-row>
        <table:table-row table:style-name="ro1">
          <table:table-cell table:number-columns-repeated="7"/>
          <table:table-cell>
            <draw:frame draw:z-index="3" draw:style-name="gr1" draw:text-style-name="P1" svg:width="6.2992in" svg:height="3.5421in" svg:x="0.9409in" svg:y="0.1098in">
              <draw:object draw:notify-on-update-of-ranges="Sheet1.B3:Sheet1.B48 Sheet1.J2:Sheet1.J2 Sheet1.O3:Sheet1.O48" xlink:href="./Object 4" xlink:type="simple" xlink:show="embed" xlink:actuate="onLoad">
                <loext:p/>
              </draw:object>
              <draw:image xlink:href="./ObjectReplacements/Object 4" xlink:type="simple" xlink:show="embed" xlink:actuate="onLoad"/>
            </draw:frame>
          </table:table-cell>
          <table:table-cell table:number-columns-repeated="16"/>
        </table:table-row>
        <table:table-row table:style-name="ro1" table:number-rows-repeated="12">
          <table:table-cell table:number-columns-repeated="24"/>
        </table:table-row>
        <table:table-row table:style-name="ro1">
          <table:table-cell>
            <draw:frame draw:z-index="4" draw:style-name="gr1" draw:text-style-name="P1" svg:width="6.2992in" svg:height="3.5421in" svg:x="0in" svg:y="0.0972in">
              <draw:object draw:notify-on-update-of-ranges="Sheet1.O3:Sheet1.O48 Sheet1.J2:Sheet1.J2 Sheet1.J3:Sheet1.J48" xlink:href="./Object 5" xlink:type="simple" xlink:show="embed" xlink:actuate="onLoad">
                <loext:p/>
              </draw:object>
              <draw:image xlink:href="./ObjectReplacements/Object 5" xlink:type="simple" xlink:show="embed" xlink:actuate="onLoad"/>
            </draw:frame>
          </table:table-cell>
          <table:table-cell table:number-columns-repeated="23"/>
        </table:table-row>
        <table:table-row table:style-name="ro1" table:number-rows-repeated="1048503">
          <table:table-cell table:number-columns-repeated="24"/>
        </table:table-row>
        <table:table-row table:style-name="ro1">
          <table:table-cell table:number-columns-repeated="24"/>
        </table:table-row>
      </table:table>
      <table:table table:name="Sheet2" table:style-name="ta1">
        <office:forms form:automatic-focus="false" form:apply-design-mode="false"/>
        <table:table-column table:style-name="co2" table:number-columns-repeated="3" table:default-cell-style-name="Default"/>
        <table:table-column table:style-name="co2" table:default-cell-style-name="ce1"/>
        <table:table-column table:style-name="co2" table:number-columns-repeated="2" table:default-cell-style-name="ce4"/>
        <table:table-column table:style-name="co2" table:default-cell-style-name="ce5"/>
        <table:table-column table:style-name="co2" table:number-columns-repeated="3" table:default-cell-style-name="Default"/>
        <table:table-column table:style-name="co2" table:number-columns-repeated="4" table:default-cell-style-name="ce2"/>
        <table:table-column table:style-name="co2" table:number-columns-repeated="9" table:default-cell-style-name="Default"/>
        <table:table-row table:style-name="ro1">
          <table:table-cell office:value-type="string" calcext:value-type="string">
            <text:p>Tahquamenon</text:p>
          </table:table-cell>
          <table:table-cell table:formula="of:=48/3.28" office:value-type="float" office:value="14.6341463414634" calcext:value-type="float">
            <text:p>14.6341463414634</text:p>
          </table:table-cell>
          <table:table-cell office:value-type="float" office:value="260" calcext:value-type="float">
            <text:p>260</text:p>
          </table:table-cell>
          <table:table-cell office:value-type="date" office:date-value="2021-08-02" calcext:value-type="date">
            <text:p>2021-08-02</text:p>
          </table:table-cell>
          <table:table-cell office:value-type="time" office:time-value="PT20H10M20S" calcext:value-type="time">
            <text:p>20:10:20</text:p>
          </table:table-cell>
          <table:table-cell office:value-type="time" office:time-value="PT20H11M58S" calcext:value-type="time">
            <text:p>20:11:58</text:p>
          </table:table-cell>
          <table:table-cell table:formula="of:=580/(3.28^3)" office:value-type="float" office:value="16.436390940352" calcext:value-type="float">
            <text:p>16.44</text:p>
          </table:table-cell>
          <table:table-cell office:value-type="string" calcext:value-type="string">
            <text:p>2021-08-02T20_10_09..191..HDF.mseed</text:p>
          </table:table-cell>
          <table:table-cell office:value-type="float" office:value="1.9" calcext:value-type="float">
            <text:p>1.9</text:p>
          </table:table-cell>
          <table:table-cell office:value-type="float" office:value="3.8" calcext:value-type="float">
            <text:p>3.8</text:p>
          </table:table-cell>
          <table:table-cell office:value-type="float" office:value="23.5" calcext:value-type="float">
            <text:p>2.35E+01</text:p>
          </table:table-cell>
          <table:table-cell table:formula="of:=[.K1]^2*0.0035012^2" office:value-type="float" office:value="0.00676970219524" calcext:value-type="float">
            <text:p>6.77E-03</text:p>
          </table:table-cell>
          <table:table-cell table:formula="of:=[.L1]/[Sheet1.$B$1]*6.28*[.C1]^2" office:value-type="float" office:value="7.04394150377658" calcext:value-type="float">
            <text:p>7.04E+00</text:p>
          </table:table-cell>
          <table:table-cell table:formula="of:=[.B1]*[.G1]*9.8*1000" office:value-type="float" office:value="2357218.99339682" calcext:value-type="float">
            <text:p>2.36E+06</text:p>
          </table:table-cell>
          <table:table-cell table:formula="of:=[.M1]/[.N1]" office:value-type="float" office:value="0.00000298824229887358" calcext:value-type="float">
            <text:p>2.98824229887358E-06</text:p>
          </table:table-cell>
          <table:table-cell table:number-columns-repeated="3"/>
          <table:table-cell office:value-type="string" calcext:value-type="string">
            <text:p>cyan</text:p>
          </table:table-cell>
          <table:table-cell office:value-type="string" calcext:value-type="string">
            <text:p>solid</text:p>
          </table:table-cell>
          <table:table-cell office:value-type="string" calcext:value-type="string">
            <text:p>o</text:p>
          </table:table-cell>
          <table:table-cell office:value-type="string" calcext:value-type="string">
            <text:p>royalblue</text:p>
          </table:table-cell>
          <table:table-cell office:value-type="string" calcext:value-type="string">
            <text:p>orangered</text:p>
          </table:table-cell>
        </table:table-row>
      </table:table>
      <table:named-expressions/>
      <table:database-ranges>
        <table:database-range table:name="__Anonymous_Sheet_DB__0" table:target-range-address="Sheet1.A3:Sheet1.XFD19" table:contains-header="false">
          <table:sort>
            <table:sort-by table:field-number="1" table:order="descending" table:data-type="automatic"/>
            <table:sort-by table:field-number="6"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9">00/00/0000</text:date>, <text:time style:data-style-name="N2" text:time-value="12:33:24.3761038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2:08:14.193331324</meta:creation-date>
    <dc:date>2025-11-19T12:53:36.518182392</dc:date>
    <meta:editing-duration>P6DT13H40M2S</meta:editing-duration>
    <meta:editing-cycles>52</meta:editing-cycles>
    <meta:generator>LibreOffice/24.2.7.2$Linux_X86_64 LibreOffice_project/420$Build-2</meta:generator>
    <meta:document-statistic meta:table-count="2" meta:cell-count="433" meta:object-count="5"/>
    <meta:user-defined meta:name=""/>
    <meta:user-defined meta:name="qrichtext">1</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81">
      <style:chart-properties chart:display-label="true" chart:logarithmic="true" chart:minimum="10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81">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sterisk" chart:symbol-width="0.25cm" chart:symbol-height="0.25cm" chart:link-data-style-to-source="true" chart:label-position="top"/>
      <style:graphic-properties draw:stroke="none" svg:stroke-width="0.08cm" svg:stroke-color="#004586" draw:fill-color="#004586"/>
      <style:text-properties fo:font-size="10pt" style:font-size-asian="10pt" style:font-size-complex="10pt"/>
    </style:style>
    <style:style style:name="ch11" style:family="chart">
      <style:chart-properties chart:solid-type="cuboid" chart:symbol-type="named-symbol" chart:symbol-name="asterisk"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648cm" svg:height="11.984cm" xlink:href=".." xlink:type="simple" chart:class="chart:scatter" chart:style-name="ch1">
        <chart:title svg:x="7.891cm" svg:y="0.375cm" chart:style-name="ch2">
          <text:p>Power-Power</text:p>
        </chart:title>
        <chart:legend chart:legend-position="end" svg:x="14.877cm" svg:y="5.693cm" style:legend-expansion="high" chart:style-name="ch3"/>
        <chart:plot-area chart:style-name="ch4" table:cell-range-address="Sheet1.A3:Sheet1.A48 Sheet1.N2:Sheet1.N48 Sheet1.M3:Sheet1.M48" chart:data-source-has-labels="both" svg:x="1.383cm" svg:y="1.393cm" svg:width="13.122cm" svg:height="9.371cm">
          <chart:coordinate-region svg:x="3.116cm" svg:y="1.592cm" svg:width="10.646cm" svg:height="8.525cm"/>
          <chart:axis chart:dimension="x" chart:name="primary-x" chart:style-name="ch5" chartooo:axis-type="auto">
            <chart:title svg:x="6.432cm" svg:y="11.003cm" chart:style-name="ch6">
              <text:p>Hydraulic Power (W)</text:p>
            </chart:title>
            <chart:categories table:cell-range-address="Sheet1.A3:Sheet1.A48"/>
          </chart:axis>
          <chart:axis chart:dimension="y" chart:name="primary-y" chart:style-name="ch7">
            <chart:title svg:x="0.451cm" svg:y="7.524cm" chart:style-name="ch8">
              <text:p>Acoustic Power (W)</text:p>
            </chart:title>
            <chart:grid chart:style-name="ch9" chart:class="major"/>
          </chart:axis>
          <chart:series chart:style-name="ch10" chart:values-cell-range-address="Sheet1.M3:Sheet1.M48" chart:label-cell-address="Sheet1.N2:Sheet1.N2" chart:class="chart:scatter">
            <chart:domain table:cell-range-address="Sheet1.N3:Sheet1.N48"/>
            <chart:data-point/>
            <chart:data-point chart:style-name="ch11" chart:repeated="3"/>
            <chart:data-point chart:repeated="5"/>
            <chart:data-point chart:style-name="ch11"/>
            <chart:data-point chart:repeated="5"/>
            <chart:data-point chart:style-name="ch11"/>
            <chart:data-point/>
            <chart:data-point chart:style-name="ch11"/>
            <chart:data-point chart:repeated="2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power_hydraulic_W</text:p>
                <draw:g>
                  <svg:desc>Sheet1.N2:Sheet1.N2</svg:desc>
                </draw:g>
              </table:table-cell>
            </table:table-row>
          </table:table-header-rows>
          <table:table-rows>
            <table:table-row>
              <table:table-cell office:value-type="string">
                <text:p>Snoqualmie</text:p>
                <draw:g>
                  <svg:desc>Sheet1.A3:Sheet1.A48</svg:desc>
                </draw:g>
              </table:table-cell>
              <table:table-cell office:value-type="float" office:value="36987339.9811591">
                <text:p>36987339.9811591</text:p>
                <draw:g>
                  <svg:desc>Sheet1.N3:Sheet1.N48</svg:desc>
                </draw:g>
              </table:table-cell>
              <table:table-cell office:value-type="float" office:value="24.5178093129262">
                <text:p>24.5178093129262</text:p>
                <draw:g>
                  <svg:desc>Sheet1.M3:Sheet1.M48</svg:desc>
                </draw:g>
              </table:table-cell>
            </table:table-row>
            <table:table-row>
              <table:table-cell office:value-type="string">
                <text:p>Shoshone</text:p>
              </table:table-cell>
              <table:table-cell office:value-type="float" office:value="58604000">
                <text:p>58604000</text:p>
              </table:table-cell>
              <table:table-cell office:value-type="float" office:value="100.857681334731">
                <text:p>100.857681334731</text:p>
              </table:table-cell>
            </table:table-row>
            <table:table-row>
              <table:table-cell office:value-type="string">
                <text:p>Shoshone</text:p>
              </table:table-cell>
              <table:table-cell office:value-type="float" office:value="6370000">
                <text:p>6370000</text:p>
              </table:table-cell>
              <table:table-cell office:value-type="float" office:value="3.08876649087614">
                <text:p>3.08876649087614</text:p>
              </table:table-cell>
            </table:table-row>
            <table:table-row>
              <table:table-cell office:value-type="string">
                <text:p>Palouse</text:p>
              </table:table-cell>
              <table:table-cell office:value-type="float" office:value="5029411.2143596">
                <text:p>5029411.2143596</text:p>
              </table:table-cell>
              <table:table-cell office:value-type="float" office:value="27.0359618608162">
                <text:p>27.0359618608162</text:p>
              </table:table-cell>
            </table:table-row>
            <table:table-row>
              <table:table-cell office:value-type="string">
                <text:p>Palouse</text:p>
              </table:table-cell>
              <table:table-cell office:value-type="float" office:value="1282499.8596617">
                <text:p>1282499.8596617</text:p>
              </table:table-cell>
              <table:table-cell office:value-type="float" office:value="1.6091885959751">
                <text:p>1.6091885959751</text:p>
              </table:table-cell>
            </table:table-row>
            <table:table-row>
              <table:table-cell office:value-type="string">
                <text:p>Niagara</text:p>
              </table:table-cell>
              <table:table-cell office:value-type="float" office:value="1622521463.41463">
                <text:p>1622521463.41463</text:p>
              </table:table-cell>
              <table:table-cell office:value-type="float" office:value="1720.26173233844">
                <text:p>1720.26173233844</text:p>
              </table:table-cell>
            </table:table-row>
            <table:table-row>
              <table:table-cell office:value-type="string">
                <text:p>Niagara</text:p>
              </table:table-cell>
              <table:table-cell office:value-type="float" office:value="947588292.682927">
                <text:p>947588292.682927</text:p>
              </table:table-cell>
              <table:table-cell office:value-type="float" office:value="783.97181180107">
                <text:p>783.97181180107</text:p>
              </table:table-cell>
            </table:table-row>
            <table:table-row>
              <table:table-cell office:value-type="string">
                <text:p>Lucky Peak Dam</text:p>
              </table:table-cell>
              <table:table-cell office:value-type="float" office:value="73917104.2110426">
                <text:p>73917104.2110426</text:p>
              </table:table-cell>
              <table:table-cell office:value-type="float" office:value="130.546119819858">
                <text:p>130.546119819858</text:p>
              </table:table-cell>
            </table:table-row>
            <table:table-row>
              <table:table-cell office:value-type="string">
                <text:p>Lucky Peak Dam</text:p>
              </table:table-cell>
              <table:table-cell office:value-type="float" office:value="12954544.0369869">
                <text:p>12954544.0369869</text:p>
              </table:table-cell>
              <table:table-cell office:value-type="float" office:value="12.345460721118">
                <text:p>12.345460721118</text:p>
              </table:table-cell>
            </table:table-row>
            <table:table-row>
              <table:table-cell office:value-type="string">
                <text:p>Upper Mesa</text:p>
              </table:table-cell>
              <table:table-cell office:value-type="float" office:value="4681416.6000327">
                <text:p>4681416.6000327</text:p>
              </table:table-cell>
              <table:table-cell office:value-type="float" office:value="12.4748719116555">
                <text:p>12.4748719116555</text:p>
              </table:table-cell>
            </table:table-row>
            <table:table-row>
              <table:table-cell office:value-type="string">
                <text:p>Genesee Lower</text:p>
              </table:table-cell>
              <table:table-cell office:value-type="float" office:value="1799242.22735929">
                <text:p>1799242.22735929</text:p>
              </table:table-cell>
              <table:table-cell office:value-type="float" office:value="0.84115175362472">
                <text:p>0.84115175362472</text:p>
              </table:table-cell>
            </table:table-row>
            <table:table-row>
              <table:table-cell office:value-type="string">
                <text:p>Genesee High</text:p>
              </table:table-cell>
              <table:table-cell office:value-type="float" office:value="1693404.44927933">
                <text:p>1693404.44927933</text:p>
              </table:table-cell>
              <table:table-cell office:value-type="float" office:value="1.16328669080703">
                <text:p>1.16328669080703</text:p>
              </table:table-cell>
            </table:table-row>
            <table:table-row>
              <table:table-cell office:value-type="string">
                <text:p>Tahquamenon</text:p>
              </table:table-cell>
              <table:table-cell office:value-type="float" office:value="2353154.82271855">
                <text:p>2353154.82271855</text:p>
              </table:table-cell>
              <table:table-cell office:value-type="float" office:value="0.896698219562999">
                <text:p>0.896698219562999</text:p>
              </table:table-cell>
            </table:table-row>
            <table:table-row>
              <table:table-cell office:value-type="string">
                <text:p>Diversion Dam</text:p>
              </table:table-cell>
              <table:table-cell office:value-type="float" office:value="21265773.0740498">
                <text:p>21265773.0740498</text:p>
              </table:table-cell>
              <table:table-cell office:value-type="float" office:value="4.83799165327382">
                <text:p>4.83799165327382</text:p>
              </table:table-cell>
            </table:table-row>
            <table:table-row>
              <table:table-cell office:value-type="string">
                <text:p>Diversion Dam</text:p>
              </table:table-cell>
              <table:table-cell office:value-type="float" office:value="12878340.8367693">
                <text:p>12878340.8367693</text:p>
              </table:table-cell>
              <table:table-cell office:value-type="float" office:value="3.50701919105722">
                <text:p>3.50701919105722</text:p>
              </table:table-cell>
            </table:table-row>
            <table:table-row>
              <table:table-cell office:value-type="string">
                <text:p>Lady Face</text:p>
              </table:table-cell>
              <table:table-cell office:value-type="float" office:value="98000">
                <text:p>98000</text:p>
              </table:table-cell>
              <table:table-cell office:value-type="float" office:value="0.766856981535274">
                <text:p>0.766856981535274</text:p>
              </table:table-cell>
            </table:table-row>
            <table:table-row>
              <table:table-cell office:value-type="string">
                <text:p>Lady Face</text:p>
              </table:table-cell>
              <table:table-cell office:value-type="float" office:value="9800">
                <text:p>9800</text:p>
              </table:table-cell>
              <table:table-cell office:value-type="float" office:value="0.0165316705675515">
                <text:p>0.01653167056755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8cm" xlink:href=".." xlink:type="simple" chart:class="chart:scatter" chart:style-name="ch1">
        <chart:title svg:x="5.999cm" svg:y="0.315cm" chart:style-name="ch2">
          <text:p>Peak freq vs height</text:p>
        </chart:title>
        <chart:legend chart:legend-position="end" svg:x="13.738cm" svg:y="4.2cm" style:legend-expansion="high" chart:style-name="ch3"/>
        <chart:plot-area chart:style-name="ch4" table:cell-range-address="Sheet1.B3:Sheet1.B48 Sheet1.J2:Sheet1.J48" chart:data-source-has-labels="row" svg:x="1.331cm" svg:y="1.273cm" svg:width="12.087cm" svg:height="6.565cm">
          <chart:coordinate-region svg:x="1.952cm" svg:y="1.472cm" svg:width="11.186cm" svg:height="5.719cm"/>
          <chart:axis chart:dimension="x" chart:name="primary-x" chart:style-name="ch5">
            <chart:title svg:x="6.576cm" svg:y="8.017cm" chart:style-name="ch6">
              <text:p>Height (m)</text:p>
            </chart:title>
          </chart:axis>
          <chart:axis chart:dimension="y" chart:name="primary-y" chart:style-name="ch7">
            <chart:title svg:x="0.451cm" svg:y="5.631cm" chart:style-name="ch8">
              <text:p>Peak freq (Hz)</text:p>
            </chart:title>
            <chart:grid chart:style-name="ch9" chart:class="major"/>
          </chart:axis>
          <chart:series chart:style-name="ch10" chart:values-cell-range-address="Sheet1.J3:Sheet1.J48" chart:label-cell-address="Sheet1.J2:Sheet1.J2" chart:class="chart:scatter">
            <chart:domain table:cell-range-address="Sheet1.B3:Sheet1.B48"/>
            <chart:data-point chart:repeated="4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freq_peak</text:p>
                <draw:g>
                  <svg:desc>Sheet1.J2:Sheet1.J2</svg:desc>
                </draw:g>
              </table:table-cell>
            </table:table-row>
          </table:table-header-rows>
          <table:table-rows>
            <table:table-row>
              <table:table-cell office:value-type="string">
                <text:p>1</text:p>
              </table:table-cell>
              <table:table-cell office:value-type="float" office:value="81.7073170731707">
                <text:p>81.7073170731707</text:p>
                <draw:g>
                  <svg:desc>Sheet1.B3:Sheet1.B48</svg:desc>
                </draw:g>
              </table:table-cell>
              <table:table-cell office:value-type="float" office:value="3.9">
                <text:p>3.9</text:p>
                <draw:g>
                  <svg:desc>Sheet1.J3:Sheet1.J48</svg:desc>
                </draw:g>
              </table:table-cell>
            </table:table-row>
            <table:table-row>
              <table:table-cell office:value-type="string">
                <text:p>2</text:p>
              </table:table-cell>
              <table:table-cell office:value-type="float" office:value="65">
                <text:p>65</text:p>
              </table:table-cell>
              <table:table-cell office:value-type="float" office:value="3.1">
                <text:p>3.1</text:p>
              </table:table-cell>
            </table:table-row>
            <table:table-row>
              <table:table-cell office:value-type="string">
                <text:p>3</text:p>
              </table:table-cell>
              <table:table-cell office:value-type="float" office:value="65">
                <text:p>65</text:p>
              </table:table-cell>
              <table:table-cell office:value-type="float" office:value="8">
                <text:p>8</text:p>
              </table:table-cell>
            </table:table-row>
            <table:table-row>
              <table:table-cell office:value-type="string">
                <text:p>4</text:p>
              </table:table-cell>
              <table:table-cell office:value-type="float" office:value="60.3658536585366">
                <text:p>60.3658536585366</text:p>
              </table:table-cell>
              <table:table-cell office:value-type="float" office:value="3.75">
                <text:p>3.75</text:p>
              </table:table-cell>
            </table:table-row>
            <table:table-row>
              <table:table-cell office:value-type="string">
                <text:p>5</text:p>
              </table:table-cell>
              <table:table-cell office:value-type="float" office:value="60.3658536585366">
                <text:p>60.3658536585366</text:p>
              </table:table-cell>
              <table:table-cell office:value-type="float" office:value="6.8">
                <text:p>6.8</text:p>
              </table:table-cell>
            </table:table-row>
            <table:table-row>
              <table:table-cell office:value-type="string">
                <text:p>6</text:p>
              </table:table-cell>
              <table:table-cell office:value-type="float" office:value="57.0121951219512">
                <text:p>57.0121951219512</text:p>
              </table:table-cell>
              <table:table-cell office:value-type="float" office:value="1">
                <text:p>1</text:p>
              </table:table-cell>
            </table:table-row>
            <table:table-row>
              <table:table-cell office:value-type="string">
                <text:p>7</text:p>
              </table:table-cell>
              <table:table-cell office:value-type="float" office:value="57.0121951219512">
                <text:p>57.0121951219512</text:p>
              </table:table-cell>
              <table:table-cell office:value-type="float" office:value="1.6">
                <text:p>1.6</text:p>
              </table:table-cell>
            </table:table-row>
            <table:table-row>
              <table:table-cell office:value-type="string">
                <text:p>8</text:p>
              </table:table-cell>
              <table:table-cell office:value-type="float" office:value="45.7317073170732">
                <text:p>45.7317073170732</text:p>
              </table:table-cell>
              <table:table-cell office:value-type="float" office:value="1.7">
                <text:p>1.7</text:p>
              </table:table-cell>
            </table:table-row>
            <table:table-row>
              <table:table-cell office:value-type="string">
                <text:p>9</text:p>
              </table:table-cell>
              <table:table-cell office:value-type="float" office:value="45.7317073170732">
                <text:p>45.7317073170732</text:p>
              </table:table-cell>
              <table:table-cell office:value-type="float" office:value="2.3">
                <text:p>2.3</text:p>
              </table:table-cell>
            </table:table-row>
            <table:table-row>
              <table:table-cell office:value-type="string">
                <text:p>10</text:p>
              </table:table-cell>
              <table:table-cell office:value-type="float" office:value="34.7560975609756">
                <text:p>34.7560975609756</text:p>
              </table:table-cell>
              <table:table-cell office:value-type="float" office:value="4.7">
                <text:p>4.7</text:p>
              </table:table-cell>
            </table:table-row>
            <table:table-row>
              <table:table-cell office:value-type="string">
                <text:p>11</text:p>
              </table:table-cell>
              <table:table-cell office:value-type="float" office:value="25.9146341463415">
                <text:p>25.9146341463415</text:p>
              </table:table-cell>
              <table:table-cell office:value-type="float" office:value="14">
                <text:p>14</text:p>
              </table:table-cell>
            </table:table-row>
            <table:table-row>
              <table:table-cell office:value-type="string">
                <text:p>12</text:p>
              </table:table-cell>
              <table:table-cell office:value-type="float" office:value="24.390243902439">
                <text:p>24.390243902439</text:p>
              </table:table-cell>
              <table:table-cell office:value-type="float" office:value="7.4">
                <text:p>7.4</text:p>
              </table:table-cell>
            </table:table-row>
            <table:table-row>
              <table:table-cell office:value-type="string">
                <text:p>13</text:p>
              </table:table-cell>
              <table:table-cell office:value-type="float" office:value="14.6341463414634">
                <text:p>14.6341463414634</text:p>
              </table:table-cell>
              <table:table-cell office:value-type="float" office:value="3.5">
                <text:p>3.5</text:p>
              </table:table-cell>
            </table:table-row>
            <table:table-row>
              <table:table-cell office:value-type="string">
                <text:p>14</text:p>
              </table:table-cell>
              <table:table-cell office:value-type="float" office:value="11.890243902439">
                <text:p>11.890243902439</text:p>
              </table:table-cell>
              <table:table-cell office:value-type="float" office:value="3.87">
                <text:p>3.87</text:p>
              </table:table-cell>
            </table:table-row>
            <table:table-row>
              <table:table-cell office:value-type="string">
                <text:p>15</text:p>
              </table:table-cell>
              <table:table-cell office:value-type="float" office:value="11.890243902439">
                <text:p>11.890243902439</text:p>
              </table:table-cell>
              <table:table-cell office:value-type="float" office:value="3.77">
                <text:p>3.77</text:p>
              </table:table-cell>
            </table:table-row>
            <table:table-row>
              <table:table-cell office:value-type="string">
                <text:p>16</text:p>
              </table:table-cell>
              <table:table-cell office:value-type="float" office:value="5">
                <text:p>5</text:p>
              </table:table-cell>
              <table:table-cell office:value-type="float" office:value="3.9">
                <text:p>3.9</text:p>
              </table:table-cell>
            </table:table-row>
            <table:table-row>
              <table:table-cell office:value-type="string">
                <text:p>17</text:p>
              </table:table-cell>
              <table:table-cell office:value-type="float" office:value="5">
                <text:p>5</text:p>
              </table:table-cell>
              <table:table-cell office:value-type="float" office:value="6.6">
                <text:p>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81">
      <style:chart-properties chart:display-label="true" chart:logarithmic="tru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7cm" xlink:href=".." xlink:type="simple" chart:class="chart:scatter" chart:style-name="ch1">
        <chart:title svg:x="5.033cm" svg:y="0.315cm" chart:style-name="ch2">
          <text:p>Peak freq vs hydraulic power</text:p>
        </chart:title>
        <chart:legend chart:legend-position="end" svg:x="13.738cm" svg:y="4.199cm" style:legend-expansion="high" chart:style-name="ch3"/>
        <chart:plot-area chart:style-name="ch4" table:cell-range-address="Sheet1.N3:Sheet1.N48 Sheet1.J2:Sheet1.J48" chart:data-source-has-labels="row" svg:x="1.331cm" svg:y="1.273cm" svg:width="12.087cm" svg:height="6.564cm">
          <chart:coordinate-region svg:x="2.138cm" svg:y="1.472cm" svg:width="10.537cm" svg:height="5.718cm"/>
          <chart:axis chart:dimension="x" chart:name="primary-x" chart:style-name="ch5">
            <chart:title svg:x="5.888cm" svg:y="8.016cm" chart:style-name="ch6">
              <text:p>Hydraulic power (W)</text:p>
            </chart:title>
          </chart:axis>
          <chart:axis chart:dimension="y" chart:name="primary-y" chart:style-name="ch7">
            <chart:title svg:x="0.451cm" svg:y="5.631cm" chart:style-name="ch8">
              <text:p>Peak freq (Hz)</text:p>
            </chart:title>
            <chart:grid chart:style-name="ch9" chart:class="major"/>
          </chart:axis>
          <chart:series chart:style-name="ch10" chart:values-cell-range-address="Sheet1.J3:Sheet1.J48" chart:label-cell-address="Sheet1.J2:Sheet1.J2" chart:class="chart:scatter">
            <chart:domain table:cell-range-address="Sheet1.N3:Sheet1.N48"/>
            <chart:data-point chart:repeated="4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freq_peak</text:p>
                <draw:g>
                  <svg:desc>Sheet1.J2:Sheet1.J2</svg:desc>
                </draw:g>
              </table:table-cell>
            </table:table-row>
          </table:table-header-rows>
          <table:table-rows>
            <table:table-row>
              <table:table-cell office:value-type="string">
                <text:p>1</text:p>
              </table:table-cell>
              <table:table-cell office:value-type="float" office:value="36987339.9811591">
                <text:p>36987339.9811591</text:p>
                <draw:g>
                  <svg:desc>Sheet1.N3:Sheet1.N48</svg:desc>
                </draw:g>
              </table:table-cell>
              <table:table-cell office:value-type="float" office:value="3.9">
                <text:p>3.9</text:p>
                <draw:g>
                  <svg:desc>Sheet1.J3:Sheet1.J48</svg:desc>
                </draw:g>
              </table:table-cell>
            </table:table-row>
            <table:table-row>
              <table:table-cell office:value-type="string">
                <text:p>2</text:p>
              </table:table-cell>
              <table:table-cell office:value-type="float" office:value="58604000">
                <text:p>58604000</text:p>
              </table:table-cell>
              <table:table-cell office:value-type="float" office:value="3.1">
                <text:p>3.1</text:p>
              </table:table-cell>
            </table:table-row>
            <table:table-row>
              <table:table-cell office:value-type="string">
                <text:p>3</text:p>
              </table:table-cell>
              <table:table-cell office:value-type="float" office:value="6370000">
                <text:p>6370000</text:p>
              </table:table-cell>
              <table:table-cell office:value-type="float" office:value="8">
                <text:p>8</text:p>
              </table:table-cell>
            </table:table-row>
            <table:table-row>
              <table:table-cell office:value-type="string">
                <text:p>4</text:p>
              </table:table-cell>
              <table:table-cell office:value-type="float" office:value="5029411.2143596">
                <text:p>5029411.2143596</text:p>
              </table:table-cell>
              <table:table-cell office:value-type="float" office:value="3.75">
                <text:p>3.75</text:p>
              </table:table-cell>
            </table:table-row>
            <table:table-row>
              <table:table-cell office:value-type="string">
                <text:p>5</text:p>
              </table:table-cell>
              <table:table-cell office:value-type="float" office:value="1282499.8596617">
                <text:p>1282499.8596617</text:p>
              </table:table-cell>
              <table:table-cell office:value-type="float" office:value="6.8">
                <text:p>6.8</text:p>
              </table:table-cell>
            </table:table-row>
            <table:table-row>
              <table:table-cell office:value-type="string">
                <text:p>6</text:p>
              </table:table-cell>
              <table:table-cell office:value-type="float" office:value="1622521463.41463">
                <text:p>1622521463.41463</text:p>
              </table:table-cell>
              <table:table-cell office:value-type="float" office:value="1">
                <text:p>1</text:p>
              </table:table-cell>
            </table:table-row>
            <table:table-row>
              <table:table-cell office:value-type="string">
                <text:p>7</text:p>
              </table:table-cell>
              <table:table-cell office:value-type="float" office:value="947588292.682927">
                <text:p>947588292.682927</text:p>
              </table:table-cell>
              <table:table-cell office:value-type="float" office:value="1.6">
                <text:p>1.6</text:p>
              </table:table-cell>
            </table:table-row>
            <table:table-row>
              <table:table-cell office:value-type="string">
                <text:p>8</text:p>
              </table:table-cell>
              <table:table-cell office:value-type="float" office:value="73917104.2110426">
                <text:p>73917104.2110426</text:p>
              </table:table-cell>
              <table:table-cell office:value-type="float" office:value="1.7">
                <text:p>1.7</text:p>
              </table:table-cell>
            </table:table-row>
            <table:table-row>
              <table:table-cell office:value-type="string">
                <text:p>9</text:p>
              </table:table-cell>
              <table:table-cell office:value-type="float" office:value="12954544.0369869">
                <text:p>12954544.0369869</text:p>
              </table:table-cell>
              <table:table-cell office:value-type="float" office:value="2.3">
                <text:p>2.3</text:p>
              </table:table-cell>
            </table:table-row>
            <table:table-row>
              <table:table-cell office:value-type="string">
                <text:p>10</text:p>
              </table:table-cell>
              <table:table-cell office:value-type="float" office:value="4681416.6000327">
                <text:p>4681416.6000327</text:p>
              </table:table-cell>
              <table:table-cell office:value-type="float" office:value="4.7">
                <text:p>4.7</text:p>
              </table:table-cell>
            </table:table-row>
            <table:table-row>
              <table:table-cell office:value-type="string">
                <text:p>11</text:p>
              </table:table-cell>
              <table:table-cell office:value-type="float" office:value="1799242.22735929">
                <text:p>1799242.22735929</text:p>
              </table:table-cell>
              <table:table-cell office:value-type="float" office:value="14">
                <text:p>14</text:p>
              </table:table-cell>
            </table:table-row>
            <table:table-row>
              <table:table-cell office:value-type="string">
                <text:p>12</text:p>
              </table:table-cell>
              <table:table-cell office:value-type="float" office:value="1693404.44927933">
                <text:p>1693404.44927933</text:p>
              </table:table-cell>
              <table:table-cell office:value-type="float" office:value="7.4">
                <text:p>7.4</text:p>
              </table:table-cell>
            </table:table-row>
            <table:table-row>
              <table:table-cell office:value-type="string">
                <text:p>13</text:p>
              </table:table-cell>
              <table:table-cell office:value-type="float" office:value="2353154.82271855">
                <text:p>2353154.82271855</text:p>
              </table:table-cell>
              <table:table-cell office:value-type="float" office:value="3.5">
                <text:p>3.5</text:p>
              </table:table-cell>
            </table:table-row>
            <table:table-row>
              <table:table-cell office:value-type="string">
                <text:p>14</text:p>
              </table:table-cell>
              <table:table-cell office:value-type="float" office:value="21265773.0740498">
                <text:p>21265773.0740498</text:p>
              </table:table-cell>
              <table:table-cell office:value-type="float" office:value="3.87">
                <text:p>3.87</text:p>
              </table:table-cell>
            </table:table-row>
            <table:table-row>
              <table:table-cell office:value-type="string">
                <text:p>15</text:p>
              </table:table-cell>
              <table:table-cell office:value-type="float" office:value="12878340.8367693">
                <text:p>12878340.8367693</text:p>
              </table:table-cell>
              <table:table-cell office:value-type="float" office:value="3.77">
                <text:p>3.77</text:p>
              </table:table-cell>
            </table:table-row>
            <table:table-row>
              <table:table-cell office:value-type="string">
                <text:p>16</text:p>
              </table:table-cell>
              <table:table-cell office:value-type="float" office:value="98000">
                <text:p>98000</text:p>
              </table:table-cell>
              <table:table-cell office:value-type="float" office:value="3.9">
                <text:p>3.9</text:p>
              </table:table-cell>
            </table:table-row>
            <table:table-row>
              <table:table-cell office:value-type="string">
                <text:p>17</text:p>
              </table:table-cell>
              <table:table-cell office:value-type="float" office:value="9800">
                <text:p>9800</text:p>
              </table:table-cell>
              <table:table-cell office:value-type="float" office:value="6.6">
                <text:p>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8cm" xlink:href=".." xlink:type="simple" chart:class="chart:scatter" chart:style-name="ch1">
        <chart:title svg:x="5.827cm" svg:y="0.315cm" chart:style-name="ch2">
          <text:p>Power ratio vs height</text:p>
        </chart:title>
        <chart:legend chart:legend-position="end" svg:x="13.738cm" svg:y="4.2cm" style:legend-expansion="high" chart:style-name="ch3"/>
        <chart:plot-area chart:style-name="ch4" table:cell-range-address="Sheet1.B3:Sheet1.B48 Sheet1.J2:Sheet1.J2 Sheet1.O3:Sheet1.O48" chart:data-source-has-labels="row" svg:x="1.331cm" svg:y="1.273cm" svg:width="12.087cm" svg:height="6.565cm">
          <chart:coordinate-region svg:x="3.196cm" svg:y="1.472cm" svg:width="9.942cm" svg:height="5.719cm"/>
          <chart:axis chart:dimension="x" chart:name="primary-x" chart:style-name="ch5">
            <chart:title svg:x="6.576cm" svg:y="8.017cm" chart:style-name="ch6">
              <text:p>Height (m)</text:p>
            </chart:title>
          </chart:axis>
          <chart:axis chart:dimension="y" chart:name="primary-y" chart:style-name="ch7">
            <chart:title svg:x="0.451cm" svg:y="5.406cm" chart:style-name="ch8">
              <text:p>Power ratio</text:p>
            </chart:title>
            <chart:grid chart:style-name="ch9" chart:class="major"/>
          </chart:axis>
          <chart:series chart:style-name="ch10" chart:values-cell-range-address="Sheet1.O3:Sheet1.O48" chart:label-cell-address="Sheet1.J2:Sheet1.J2" chart:class="chart:scatter">
            <chart:domain table:cell-range-address="Sheet1.B3:Sheet1.B48"/>
            <chart:data-point chart:repeated="4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freq_peak</text:p>
                <draw:g>
                  <svg:desc>Sheet1.J2:Sheet1.J2</svg:desc>
                </draw:g>
              </table:table-cell>
            </table:table-row>
          </table:table-header-rows>
          <table:table-rows>
            <table:table-row>
              <table:table-cell office:value-type="string">
                <text:p>1</text:p>
              </table:table-cell>
              <table:table-cell office:value-type="float" office:value="81.7073170731707">
                <text:p>81.7073170731707</text:p>
                <draw:g>
                  <svg:desc>Sheet1.B3:Sheet1.B48</svg:desc>
                </draw:g>
              </table:table-cell>
              <table:table-cell office:value-type="float" office:value="0.000000662870304418087">
                <text:p>0.000000662870304418087</text:p>
                <draw:g>
                  <svg:desc>Sheet1.O3:Sheet1.O48</svg:desc>
                </draw:g>
              </table:table-cell>
            </table:table-row>
            <table:table-row>
              <table:table-cell office:value-type="string">
                <text:p>2</text:p>
              </table:table-cell>
              <table:table-cell office:value-type="float" office:value="65">
                <text:p>65</text:p>
              </table:table-cell>
              <table:table-cell office:value-type="float" office:value="0.00000172100336725703">
                <text:p>0.00000172100336725703</text:p>
              </table:table-cell>
            </table:table-row>
            <table:table-row>
              <table:table-cell office:value-type="string">
                <text:p>3</text:p>
              </table:table-cell>
              <table:table-cell office:value-type="float" office:value="65">
                <text:p>65</text:p>
              </table:table-cell>
              <table:table-cell office:value-type="float" office:value="0.000000484892698724669">
                <text:p>0.000000484892698724669</text:p>
              </table:table-cell>
            </table:table-row>
            <table:table-row>
              <table:table-cell office:value-type="string">
                <text:p>4</text:p>
              </table:table-cell>
              <table:table-cell office:value-type="float" office:value="60.3658536585366">
                <text:p>60.3658536585366</text:p>
              </table:table-cell>
              <table:table-cell office:value-type="float" office:value="0.00000537557195236396">
                <text:p>0.00000537557195236396</text:p>
              </table:table-cell>
            </table:table-row>
            <table:table-row>
              <table:table-cell office:value-type="string">
                <text:p>5</text:p>
              </table:table-cell>
              <table:table-cell office:value-type="float" office:value="60.3658536585366">
                <text:p>60.3658536585366</text:p>
              </table:table-cell>
              <table:table-cell office:value-type="float" office:value="0.00000125472808737739">
                <text:p>0.00000125472808737739</text:p>
              </table:table-cell>
            </table:table-row>
            <table:table-row>
              <table:table-cell office:value-type="string">
                <text:p>6</text:p>
              </table:table-cell>
              <table:table-cell office:value-type="float" office:value="57.0121951219512">
                <text:p>57.0121951219512</text:p>
              </table:table-cell>
              <table:table-cell office:value-type="float" office:value="0.00000106023973865844">
                <text:p>0.00000106023973865844</text:p>
              </table:table-cell>
            </table:table-row>
            <table:table-row>
              <table:table-cell office:value-type="string">
                <text:p>7</text:p>
              </table:table-cell>
              <table:table-cell office:value-type="float" office:value="57.0121951219512">
                <text:p>57.0121951219512</text:p>
              </table:table-cell>
              <table:table-cell office:value-type="float" office:value="0.000000827333788159617">
                <text:p>0.000000827333788159617</text:p>
              </table:table-cell>
            </table:table-row>
            <table:table-row>
              <table:table-cell office:value-type="string">
                <text:p>8</text:p>
              </table:table-cell>
              <table:table-cell office:value-type="float" office:value="45.7317073170732">
                <text:p>45.7317073170732</text:p>
              </table:table-cell>
              <table:table-cell office:value-type="float" office:value="0.00000176611518015008">
                <text:p>0.00000176611518015008</text:p>
              </table:table-cell>
            </table:table-row>
            <table:table-row>
              <table:table-cell office:value-type="string">
                <text:p>9</text:p>
              </table:table-cell>
              <table:table-cell office:value-type="float" office:value="45.7317073170732">
                <text:p>45.7317073170732</text:p>
              </table:table-cell>
              <table:table-cell office:value-type="float" office:value="0.00000095298303713895">
                <text:p>0.00000095298303713895</text:p>
              </table:table-cell>
            </table:table-row>
            <table:table-row>
              <table:table-cell office:value-type="string">
                <text:p>10</text:p>
              </table:table-cell>
              <table:table-cell office:value-type="float" office:value="34.7560975609756">
                <text:p>34.7560975609756</text:p>
              </table:table-cell>
              <table:table-cell office:value-type="float" office:value="0.00000266476431761455">
                <text:p>0.00000266476431761455</text:p>
              </table:table-cell>
            </table:table-row>
            <table:table-row>
              <table:table-cell office:value-type="string">
                <text:p>11</text:p>
              </table:table-cell>
              <table:table-cell office:value-type="float" office:value="25.9146341463415">
                <text:p>25.9146341463415</text:p>
              </table:table-cell>
              <table:table-cell office:value-type="float" office:value="0.000000467503341592456">
                <text:p>0.000000467503341592456</text:p>
              </table:table-cell>
            </table:table-row>
            <table:table-row>
              <table:table-cell office:value-type="string">
                <text:p>12</text:p>
              </table:table-cell>
              <table:table-cell office:value-type="float" office:value="24.390243902439">
                <text:p>24.390243902439</text:p>
              </table:table-cell>
              <table:table-cell office:value-type="float" office:value="0.000000686951478899267">
                <text:p>0.000000686951478899267</text:p>
              </table:table-cell>
            </table:table-row>
            <table:table-row>
              <table:table-cell office:value-type="string">
                <text:p>13</text:p>
              </table:table-cell>
              <table:table-cell office:value-type="float" office:value="14.6341463414634">
                <text:p>14.6341463414634</text:p>
              </table:table-cell>
              <table:table-cell office:value-type="float" office:value="0.00000038106214300301">
                <text:p>0.00000038106214300301</text:p>
              </table:table-cell>
            </table:table-row>
            <table:table-row>
              <table:table-cell office:value-type="string">
                <text:p>14</text:p>
              </table:table-cell>
              <table:table-cell office:value-type="float" office:value="11.890243902439">
                <text:p>11.890243902439</text:p>
              </table:table-cell>
              <table:table-cell office:value-type="float" office:value="0.000000227501329786008">
                <text:p>0.000000227501329786008</text:p>
              </table:table-cell>
            </table:table-row>
            <table:table-row>
              <table:table-cell office:value-type="string">
                <text:p>15</text:p>
              </table:table-cell>
              <table:table-cell office:value-type="float" office:value="11.890243902439">
                <text:p>11.890243902439</text:p>
              </table:table-cell>
              <table:table-cell office:value-type="float" office:value="0.000000272319178029846">
                <text:p>0.000000272319178029846</text:p>
              </table:table-cell>
            </table:table-row>
            <table:table-row>
              <table:table-cell office:value-type="string">
                <text:p>16</text:p>
              </table:table-cell>
              <table:table-cell office:value-type="float" office:value="5">
                <text:p>5</text:p>
              </table:table-cell>
              <table:table-cell office:value-type="float" office:value="0.00000782507124015586">
                <text:p>0.00000782507124015586</text:p>
              </table:table-cell>
            </table:table-row>
            <table:table-row>
              <table:table-cell office:value-type="string">
                <text:p>17</text:p>
              </table:table-cell>
              <table:table-cell office:value-type="float" office:value="5">
                <text:p>5</text:p>
              </table:table-cell>
              <table:table-cell office:value-type="float" office:value="0.00000168690515995423">
                <text:p>0.0000016869051599542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8cm" xlink:href=".." xlink:type="simple" chart:class="chart:scatter" chart:style-name="ch1">
        <chart:title svg:x="5.39cm" svg:y="0.315cm" chart:style-name="ch2">
          <text:p>Peak freq vs Power Ratio</text:p>
        </chart:title>
        <chart:legend chart:legend-position="end" svg:x="13.738cm" svg:y="4.2cm" style:legend-expansion="high" chart:style-name="ch3"/>
        <chart:plot-area chart:style-name="ch4" table:cell-range-address="Sheet1.O3:Sheet1.O48 Sheet1.J2:Sheet1.J48" chart:data-source-has-labels="row" svg:x="1.331cm" svg:y="1.273cm" svg:width="12.087cm" svg:height="6.565cm">
          <chart:coordinate-region svg:x="2.138cm" svg:y="1.472cm" svg:width="10.67cm" svg:height="5.719cm"/>
          <chart:axis chart:dimension="x" chart:name="primary-x" chart:style-name="ch5">
            <chart:title svg:x="6.457cm" svg:y="8.017cm" chart:style-name="ch6">
              <text:p>Power Ratio</text:p>
            </chart:title>
          </chart:axis>
          <chart:axis chart:dimension="y" chart:name="primary-y" chart:style-name="ch7">
            <chart:title svg:x="0.451cm" svg:y="5.631cm" chart:style-name="ch8">
              <text:p>Peak freq (Hz)</text:p>
            </chart:title>
            <chart:grid chart:style-name="ch9" chart:class="major"/>
          </chart:axis>
          <chart:series chart:style-name="ch10" chart:values-cell-range-address="Sheet1.J3:Sheet1.J48" chart:label-cell-address="Sheet1.J2:Sheet1.J2" chart:class="chart:scatter">
            <chart:domain table:cell-range-address="Sheet1.O3:Sheet1.O48"/>
            <chart:data-point chart:repeated="4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O</text:p>
              </table:table-cell>
              <table:table-cell office:value-type="string">
                <text:p>freq_peak</text:p>
                <draw:g>
                  <svg:desc>Sheet1.J2:Sheet1.J2</svg:desc>
                </draw:g>
              </table:table-cell>
            </table:table-row>
          </table:table-header-rows>
          <table:table-rows>
            <table:table-row>
              <table:table-cell office:value-type="string">
                <text:p>1</text:p>
              </table:table-cell>
              <table:table-cell office:value-type="float" office:value="0.000000662870304418087">
                <text:p>0.000000662870304418087</text:p>
                <draw:g>
                  <svg:desc>Sheet1.O3:Sheet1.O48</svg:desc>
                </draw:g>
              </table:table-cell>
              <table:table-cell office:value-type="float" office:value="3.9">
                <text:p>3.9</text:p>
                <draw:g>
                  <svg:desc>Sheet1.J3:Sheet1.J48</svg:desc>
                </draw:g>
              </table:table-cell>
            </table:table-row>
            <table:table-row>
              <table:table-cell office:value-type="string">
                <text:p>2</text:p>
              </table:table-cell>
              <table:table-cell office:value-type="float" office:value="0.00000172100336725703">
                <text:p>0.00000172100336725703</text:p>
              </table:table-cell>
              <table:table-cell office:value-type="float" office:value="3.1">
                <text:p>3.1</text:p>
              </table:table-cell>
            </table:table-row>
            <table:table-row>
              <table:table-cell office:value-type="string">
                <text:p>3</text:p>
              </table:table-cell>
              <table:table-cell office:value-type="float" office:value="0.000000484892698724669">
                <text:p>0.000000484892698724669</text:p>
              </table:table-cell>
              <table:table-cell office:value-type="float" office:value="8">
                <text:p>8</text:p>
              </table:table-cell>
            </table:table-row>
            <table:table-row>
              <table:table-cell office:value-type="string">
                <text:p>4</text:p>
              </table:table-cell>
              <table:table-cell office:value-type="float" office:value="0.00000537557195236396">
                <text:p>0.00000537557195236396</text:p>
              </table:table-cell>
              <table:table-cell office:value-type="float" office:value="3.75">
                <text:p>3.75</text:p>
              </table:table-cell>
            </table:table-row>
            <table:table-row>
              <table:table-cell office:value-type="string">
                <text:p>5</text:p>
              </table:table-cell>
              <table:table-cell office:value-type="float" office:value="0.00000125472808737739">
                <text:p>0.00000125472808737739</text:p>
              </table:table-cell>
              <table:table-cell office:value-type="float" office:value="6.8">
                <text:p>6.8</text:p>
              </table:table-cell>
            </table:table-row>
            <table:table-row>
              <table:table-cell office:value-type="string">
                <text:p>6</text:p>
              </table:table-cell>
              <table:table-cell office:value-type="float" office:value="0.00000106023973865844">
                <text:p>0.00000106023973865844</text:p>
              </table:table-cell>
              <table:table-cell office:value-type="float" office:value="1">
                <text:p>1</text:p>
              </table:table-cell>
            </table:table-row>
            <table:table-row>
              <table:table-cell office:value-type="string">
                <text:p>7</text:p>
              </table:table-cell>
              <table:table-cell office:value-type="float" office:value="0.000000827333788159617">
                <text:p>0.000000827333788159617</text:p>
              </table:table-cell>
              <table:table-cell office:value-type="float" office:value="1.6">
                <text:p>1.6</text:p>
              </table:table-cell>
            </table:table-row>
            <table:table-row>
              <table:table-cell office:value-type="string">
                <text:p>8</text:p>
              </table:table-cell>
              <table:table-cell office:value-type="float" office:value="0.00000176611518015008">
                <text:p>0.00000176611518015008</text:p>
              </table:table-cell>
              <table:table-cell office:value-type="float" office:value="1.7">
                <text:p>1.7</text:p>
              </table:table-cell>
            </table:table-row>
            <table:table-row>
              <table:table-cell office:value-type="string">
                <text:p>9</text:p>
              </table:table-cell>
              <table:table-cell office:value-type="float" office:value="0.00000095298303713895">
                <text:p>0.00000095298303713895</text:p>
              </table:table-cell>
              <table:table-cell office:value-type="float" office:value="2.3">
                <text:p>2.3</text:p>
              </table:table-cell>
            </table:table-row>
            <table:table-row>
              <table:table-cell office:value-type="string">
                <text:p>10</text:p>
              </table:table-cell>
              <table:table-cell office:value-type="float" office:value="0.00000266476431761455">
                <text:p>0.00000266476431761455</text:p>
              </table:table-cell>
              <table:table-cell office:value-type="float" office:value="4.7">
                <text:p>4.7</text:p>
              </table:table-cell>
            </table:table-row>
            <table:table-row>
              <table:table-cell office:value-type="string">
                <text:p>11</text:p>
              </table:table-cell>
              <table:table-cell office:value-type="float" office:value="0.000000467503341592456">
                <text:p>0.000000467503341592456</text:p>
              </table:table-cell>
              <table:table-cell office:value-type="float" office:value="14">
                <text:p>14</text:p>
              </table:table-cell>
            </table:table-row>
            <table:table-row>
              <table:table-cell office:value-type="string">
                <text:p>12</text:p>
              </table:table-cell>
              <table:table-cell office:value-type="float" office:value="0.000000686951478899267">
                <text:p>0.000000686951478899267</text:p>
              </table:table-cell>
              <table:table-cell office:value-type="float" office:value="7.4">
                <text:p>7.4</text:p>
              </table:table-cell>
            </table:table-row>
            <table:table-row>
              <table:table-cell office:value-type="string">
                <text:p>13</text:p>
              </table:table-cell>
              <table:table-cell office:value-type="float" office:value="0.00000038106214300301">
                <text:p>0.00000038106214300301</text:p>
              </table:table-cell>
              <table:table-cell office:value-type="float" office:value="3.5">
                <text:p>3.5</text:p>
              </table:table-cell>
            </table:table-row>
            <table:table-row>
              <table:table-cell office:value-type="string">
                <text:p>14</text:p>
              </table:table-cell>
              <table:table-cell office:value-type="float" office:value="0.000000227501329786008">
                <text:p>0.000000227501329786008</text:p>
              </table:table-cell>
              <table:table-cell office:value-type="float" office:value="3.87">
                <text:p>3.87</text:p>
              </table:table-cell>
            </table:table-row>
            <table:table-row>
              <table:table-cell office:value-type="string">
                <text:p>15</text:p>
              </table:table-cell>
              <table:table-cell office:value-type="float" office:value="0.000000272319178029846">
                <text:p>0.000000272319178029846</text:p>
              </table:table-cell>
              <table:table-cell office:value-type="float" office:value="3.77">
                <text:p>3.77</text:p>
              </table:table-cell>
            </table:table-row>
            <table:table-row>
              <table:table-cell office:value-type="string">
                <text:p>16</text:p>
              </table:table-cell>
              <table:table-cell office:value-type="float" office:value="0.00000782507124015586">
                <text:p>0.00000782507124015586</text:p>
              </table:table-cell>
              <table:table-cell office:value-type="float" office:value="3.9">
                <text:p>3.9</text:p>
              </table:table-cell>
            </table:table-row>
            <table:table-row>
              <table:table-cell office:value-type="string">
                <text:p>17</text:p>
              </table:table-cell>
              <table:table-cell office:value-type="float" office:value="0.00000168690515995423">
                <text:p>0.00000168690515995423</text:p>
              </table:table-cell>
              <table:table-cell office:value-type="float" office:value="6.6">
                <text:p>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